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eTeste</text:p>
      <text:p text:style-name="Standard">responseTeste = </text:p>
      <text:p text:style-name="Standard">{</text:p>
      <text:p text:style-name="Standard"><text:s text:c="2"/>[1,1] = <text:s/>1</text:p>
      <text:p text:style-name="Standard"><text:s text:c="2"/>[2,1] = <text:s/>2</text:p>
      <text:p text:style-name="Standard"><text:s text:c="2"/>[3,1] = <text:s/>2</text:p>
      <text:p text:style-name="Standard"><text:s text:c="2"/>[4,1] = <text:s/>1</text:p>
      <text:p text:style-name="Standard"><text:s text:c="2"/>[5,1] = <text:s/>2</text:p>
      <text:p text:style-name="Standard"><text:s text:c="2"/>[6,1] = <text:s/>3</text:p>
      <text:p text:style-name="Standard"><text:s text:c="2"/>[7,1] = <text:s/>1</text:p>
      <text:p text:style-name="Standard"><text:s text:c="2"/>[8,1] = <text:s/>2</text:p>
      <text:p text:style-name="Standard"><text:s text:c="2"/>[9,1] = <text:s/>3</text:p>
      <text:p text:style-name="Standard"><text:s text:c="2"/>[10,1] = <text:s/>1</text:p>
      <text:p text:style-name="Standard"><text:s text:c="2"/>[11,1] = <text:s/>2</text:p>
      <text:p text:style-name="Standard"><text:s text:c="2"/>[12,1] = <text:s/>3</text:p>
      <text:p text:style-name="Standard"><text:s text:c="2"/>[13,1] = <text:s/>1</text:p>
      <text:p text:style-name="Standard"><text:s text:c="2"/>[14,1] = <text:s/>2</text:p>
      <text:p text:style-name="Standard"><text:s text:c="2"/>[15,1] = <text:s/>3</text:p>
      <text:p text:style-name="Standard"><text:s text:c="2"/>[16,1] = <text:s/>1</text:p>
      <text:p text:style-name="Standard"><text:s text:c="2"/>[17,1] = <text:s/>2</text:p>
      <text:p text:style-name="Standard"><text:s text:c="2"/>[18,1] = <text:s/>2</text:p>
      <text:p text:style-name="Standard"><text:s text:c="2"/>[19,1] = <text:s/>1</text:p>
      <text:p text:style-name="Standard"><text:s text:c="2"/>[20,1] = <text:s/>2</text:p>
      <text:p text:style-name="Standard"><text:s text:c="2"/>[21,1] = <text:s/>2</text:p>
      <text:p text:style-name="Standard"><text:s text:c="2"/>[22,1] = <text:s/>1</text:p>
      <text:p text:style-name="Standard"><text:s text:c="2"/>[23,1] = <text:s/>2</text:p>
      <text:p text:style-name="Standard"><text:s text:c="2"/>[24,1] = <text:s/>3</text:p>
      <text:p text:style-name="Standard"><text:s text:c="2"/>[25,1] = <text:s/>1</text:p>
      <text:p text:style-name="Standard"><text:s text:c="2"/>[26,1] = <text:s/>2</text:p>
      <text:p text:style-name="Standard"><text:s text:c="2"/>[27,1] = <text:s/>3</text:p>
      <text:p text:style-name="Standard"><text:s text:c="2"/>[28,1] = <text:s/>1</text:p>
      <text:p text:style-name="Standard"><text:s text:c="2"/>[29,1] = <text:s/>2</text:p>
      <text:p text:style-name="Standard"><text:s text:c="2"/>[30,1] = <text:s/>3</text:p>
      <text:p text:style-name="Standard"><text:s text:c="2"/>[31,1] = <text:s/>1</text:p>
      <text:p text:style-name="Standard"><text:s text:c="2"/>[32,1] = <text:s/>2</text:p>
      <text:p text:style-name="Standard"><text:s text:c="2"/>[33,1] = <text:s/>2</text:p>
      <text:p text:style-name="Standard"><text:s text:c="2"/>[34,1] = <text:s/>1</text:p>
      <text:p text:style-name="Standard"><text:s text:c="2"/>[35,1] = <text:s/>2</text:p>
      <text:p text:style-name="Standard"><text:s text:c="2"/>[36,1] = <text:s/>2</text:p>
      <text:p text:style-name="Standard"><text:s text:c="2"/>[37,1] = <text:s/>1</text:p>
      <text:p text:style-name="Standard"><text:s text:c="2"/>[38,1] = <text:s/>2</text:p>
      <text:p text:style-name="Standard"><text:s text:c="2"/>[39,1] = <text:s/>3</text:p>
      <text:p text:style-name="Standard"><text:s text:c="2"/>[40,1] = <text:s/>1</text:p>
      <text:p text:style-name="Standard"><text:s text:c="2"/>[41,1] = <text:s/>2</text:p>
      <text:p text:style-name="Standard"><text:s text:c="2"/>[42,1] = <text:s/>3</text:p>
      <text:p text:style-name="Standard"><text:s text:c="2"/>[43,1] = <text:s/>1</text:p>
      <text:p text:style-name="Standard"><text:s text:c="2"/>[44,1] = <text:s/>2</text:p>
      <text:p text:style-name="Standard"><text:s text:c="2"/>[45,1] = <text:s/>3</text:p>
      <text:p text:style-name="Standard"><text:s text:c="2"/>[46,1] = <text:s/>1</text:p>
      <text:p text:style-name="Standard"><text:s text:c="2"/>[47,1] = <text:s/>2</text:p>
      <text:p text:style-name="Standard"><text:s text:c="2"/>[48,1] = <text:s/>3</text:p>
      <text:p text:style-name="Standard"><text:s text:c="2"/>[49,1] = <text:s/>1</text:p>
      <text:p text:style-name="Standard"><text:soft-page-break/><text:s text:c="2"/>[50,1] = <text:s/>2</text:p>
      <text:p text:style-name="Standard"><text:s text:c="2"/>[51,1] = <text:s/>2</text:p>
      <text:p text:style-name="Standard"><text:s text:c="2"/>[52,1] = <text:s/>1</text:p>
      <text:p text:style-name="Standard"><text:s text:c="2"/>[53,1] = <text:s/>2</text:p>
      <text:p text:style-name="Standard"><text:s text:c="2"/>[54,1] = <text:s/>3</text:p>
      <text:p text:style-name="Standard"><text:s text:c="2"/>[55,1] = <text:s/>1</text:p>
      <text:p text:style-name="Standard"><text:s text:c="2"/>[56,1] = <text:s/>2</text:p>
      <text:p text:style-name="Standard"><text:s text:c="2"/>[57,1] = <text:s/>3</text:p>
      <text:p text:style-name="Standard"><text:s text:c="2"/>[58,1] = <text:s/>1</text:p>
      <text:p text:style-name="Standard"><text:s text:c="2"/>[59,1] = <text:s/>2</text:p>
      <text:p text:style-name="Standard"><text:s text:c="2"/>[60,1] = <text:s/>2</text:p>
      <text:p text:style-name="Standard"><text:s text:c="2"/>[61,1] = <text:s/>1</text:p>
      <text:p text:style-name="Standard"><text:s text:c="2"/>[62,1] = <text:s/>2</text:p>
      <text:p text:style-name="Standard"><text:s text:c="2"/>[63,1] = <text:s/>2</text:p>
      <text:p text:style-name="Standard"><text:s text:c="2"/>[64,1] = <text:s/>1</text:p>
      <text:p text:style-name="Standard"><text:s text:c="2"/>[65,1] = <text:s/>2</text:p>
      <text:p text:style-name="Standard"><text:s text:c="2"/>[66,1] = <text:s/>3</text:p>
      <text:p text:style-name="Standard"><text:s text:c="2"/>[67,1] = <text:s/>1</text:p>
      <text:p text:style-name="Standard"><text:s text:c="2"/>[68,1] = <text:s/>2</text:p>
      <text:p text:style-name="Standard"><text:s text:c="2"/>[69,1] = <text:s/>3</text:p>
      <text:p text:style-name="Standard"><text:s text:c="2"/>[70,1] = <text:s/>1</text:p>
      <text:p text:style-name="Standard"><text:s text:c="2"/>[71,1] = <text:s/>2</text:p>
      <text:p text:style-name="Standard"><text:s text:c="2"/>[72,1] = <text:s/>3</text:p>
      <text:p text:style-name="Standard"><text:s text:c="2"/>[73,1] = <text:s/>1</text:p>
      <text:p text:style-name="Standard"><text:s text:c="2"/>[74,1] = <text:s/>2</text:p>
      <text:p text:style-name="Standard"><text:s text:c="2"/>[75,1] = <text:s/>3</text:p>
      <text:p text:style-name="Standard"><text:s text:c="2"/>[76,1] = <text:s/>1</text:p>
      <text:p text:style-name="Standard"><text:s text:c="2"/>[77,1] = <text:s/>2</text:p>
      <text:p text:style-name="Standard"><text:s text:c="2"/>[78,1] = <text:s/>3</text:p>
      <text:p text:style-name="Standard"><text:s text:c="2"/>[79,1] = <text:s/>1</text:p>
      <text:p text:style-name="Standard"><text:s text:c="2"/>[80,1] = <text:s/>2</text:p>
      <text:p text:style-name="Standard"><text:s text:c="2"/>[81,1] = <text:s/>2</text:p>
      <text:p text:style-name="Standard"><text:s text:c="2"/>[82,1] = <text:s/>1</text:p>
      <text:p text:style-name="Standard"><text:s text:c="2"/>[83,1] = <text:s/>2</text:p>
      <text:p text:style-name="Standard"><text:s text:c="2"/>[84,1] = <text:s/>3</text:p>
      <text:p text:style-name="Standard"><text:s text:c="2"/>[85,1] = <text:s/>1</text:p>
      <text:p text:style-name="Standard"><text:s text:c="2"/>[86,1] = <text:s/>2</text:p>
      <text:p text:style-name="Standard"><text:s text:c="2"/>[87,1] = <text:s/>3</text:p>
      <text:p text:style-name="Standard"><text:s text:c="2"/>[88,1] = <text:s/>1</text:p>
      <text:p text:style-name="Standard"><text:s text:c="2"/>[89,1] = <text:s/>2</text:p>
      <text:p text:style-name="Standard"><text:s text:c="2"/>[90,1] = <text:s/>2</text:p>
      <text:p text:style-name="Standard"><text:s text:c="2"/>[91,1] = <text:s/>1</text:p>
      <text:p text:style-name="Standard"><text:s text:c="2"/>[92,1] = <text:s/>2</text:p>
      <text:p text:style-name="Standard"><text:s text:c="2"/>[93,1] = <text:s/>3</text:p>
      <text:p text:style-name="Standard"><text:s text:c="2"/>[94,1] = <text:s/>1</text:p>
      <text:p text:style-name="Standard"><text:s text:c="2"/>[95,1] = <text:s/>2</text:p>
      <text:p text:style-name="Standard"><text:s text:c="2"/>[96,1] = <text:s/>3</text:p>
      <text:p text:style-name="Standard"><text:s text:c="2"/>[97,1] = <text:s/>1</text:p>
      <text:p text:style-name="Standard"><text:s text:c="2"/>[98,1] = <text:s/>2</text:p>
      <text:p text:style-name="Standard"><text:s text:c="2"/>[99,1] = <text:s/>3</text:p>
      <text:p text:style-name="Standard"><text:s text:c="2"/>[100,1] = <text:s/>1</text:p>
      <text:p text:style-name="Standard"><text:s text:c="2"/>[101,1] = <text:s/>2</text:p>
      <text:p text:style-name="Standard"><text:soft-page-break/><text:s text:c="2"/>[102,1] = <text:s/>3</text:p>
      <text:p text:style-name="Standard"><text:s text:c="2"/>[103,1] = <text:s/>1</text:p>
      <text:p text:style-name="Standard"><text:s text:c="2"/>[104,1] = <text:s/>2</text:p>
      <text:p text:style-name="Standard"><text:s text:c="2"/>[105,1] = <text:s/>2</text:p>
      <text:p text:style-name="Standard"><text:s text:c="2"/>[106,1] = <text:s/>1</text:p>
      <text:p text:style-name="Standard"><text:s text:c="2"/>[107,1] = <text:s/>2</text:p>
      <text:p text:style-name="Standard"><text:s text:c="2"/>[108,1] = <text:s/>3</text:p>
      <text:p text:style-name="Standard"><text:s text:c="2"/>[109,1] = <text:s/>1</text:p>
      <text:p text:style-name="Standard"><text:s text:c="2"/>[110,1] = <text:s/>2</text:p>
      <text:p text:style-name="Standard"><text:s text:c="2"/>[111,1] = <text:s/>3</text:p>
      <text:p text:style-name="Standard"><text:s text:c="2"/>[112,1] = <text:s/>1</text:p>
      <text:p text:style-name="Standard"><text:s text:c="2"/>[113,1] = <text:s/>2</text:p>
      <text:p text:style-name="Standard"><text:s text:c="2"/>[114,1] = <text:s/>3</text:p>
      <text:p text:style-name="Standard"><text:s text:c="2"/>[115,1] = <text:s/>1</text:p>
      <text:p text:style-name="Standard"><text:s text:c="2"/>[116,1] = <text:s/>2</text:p>
      <text:p text:style-name="Standard"><text:s text:c="2"/>[117,1] = <text:s/>3</text:p>
      <text:p text:style-name="Standard"><text:s text:c="2"/>[118,1] = <text:s/>1</text:p>
      <text:p text:style-name="Standard"><text:s text:c="2"/>[119,1] = <text:s/>2</text:p>
      <text:p text:style-name="Standard"><text:s text:c="2"/>[120,1] = <text:s/>2</text:p>
      <text:p text:style-name="Standard"><text:s text:c="2"/>[121,1] = <text:s/>1</text:p>
      <text:p text:style-name="Standard"><text:s text:c="2"/>[122,1] = <text:s/>2</text:p>
      <text:p text:style-name="Standard"><text:s text:c="2"/>[123,1] = <text:s/>3</text:p>
      <text:p text:style-name="Standard"><text:s text:c="2"/>[124,1] = <text:s/>1</text:p>
      <text:p text:style-name="Standard"><text:s text:c="2"/>[125,1] = <text:s/>2</text:p>
      <text:p text:style-name="Standard"><text:s text:c="2"/>[126,1] = <text:s/>3</text:p>
      <text:p text:style-name="Standard"><text:s text:c="2"/>[127,1] = <text:s/>1</text:p>
      <text:p text:style-name="Standard"><text:s text:c="2"/>[128,1] = <text:s/>2</text:p>
      <text:p text:style-name="Standard"><text:s text:c="2"/>[129,1] = <text:s/>3</text:p>
      <text:p text:style-name="Standard"><text:s text:c="2"/>[130,1] = <text:s/>1</text:p>
      <text:p text:style-name="Standard"><text:s text:c="2"/>[131,1] = <text:s/>2</text:p>
      <text:p text:style-name="Standard"><text:s text:c="2"/>[132,1] = <text:s/>3</text:p>
      <text:p text:style-name="Standard"><text:s text:c="2"/>[133,1] = <text:s/>1</text:p>
      <text:p text:style-name="Standard"><text:s text:c="2"/>[134,1] = <text:s/>2</text:p>
      <text:p text:style-name="Standard"><text:s text:c="2"/>[135,1] = <text:s/>3</text:p>
      <text:p text:style-name="Standard"><text:s text:c="2"/>[136,1] = <text:s/>1</text:p>
      <text:p text:style-name="Standard"><text:s text:c="2"/>[137,1] = <text:s/>2</text:p>
      <text:p text:style-name="Standard"><text:s text:c="2"/>[138,1] = <text:s/>2</text:p>
      <text:p text:style-name="Standard"><text:s text:c="2"/>[139,1] = <text:s/>1</text:p>
      <text:p text:style-name="Standard"><text:s text:c="2"/>[140,1] = <text:s/>2</text:p>
      <text:p text:style-name="Standard"><text:s text:c="2"/>[141,1] = <text:s/>2</text:p>
      <text:p text:style-name="Standard"><text:s text:c="2"/>[142,1] = <text:s/>1</text:p>
      <text:p text:style-name="Standard"><text:s text:c="2"/>[143,1] = <text:s/>2</text:p>
      <text:p text:style-name="Standard"><text:s text:c="2"/>[144,1] = <text:s/>2</text:p>
      <text:p text:style-name="Standard"><text:s text:c="2"/>[145,1] = <text:s/>1</text:p>
      <text:p text:style-name="Standard"><text:s text:c="2"/>[146,1] = <text:s/>2</text:p>
      <text:p text:style-name="Standard"><text:s text:c="2"/>[147,1] = <text:s/>3</text:p>
      <text:p text:style-name="Standard"><text:s text:c="2"/>[148,1] = <text:s/>1</text:p>
      <text:p text:style-name="Standard"><text:s text:c="2"/>[149,1] = <text:s/>2</text:p>
      <text:p text:style-name="Standard"><text:s text:c="2"/>[150,1] = <text:s/>2</text:p>
      <text:p text:style-name="Standard"><text:s text:c="2"/>[151,1] = <text:s/>1</text:p>
      <text:p text:style-name="Standard"><text:s text:c="2"/>[152,1] = <text:s/>2</text:p>
      <text:p text:style-name="Standard"><text:s text:c="2"/>[153,1] = <text:s/>3</text:p>
      <text:p text:style-name="Standard"><text:soft-page-break/><text:s text:c="2"/>[154,1] = <text:s/>1</text:p>
      <text:p text:style-name="Standard"><text:s text:c="2"/>[155,1] = <text:s/>2</text:p>
      <text:p text:style-name="Standard"><text:s text:c="2"/>[156,1] = <text:s/>3</text:p>
      <text:p text:style-name="Standard"><text:s text:c="2"/>[157,1] = <text:s/>1</text:p>
      <text:p text:style-name="Standard"><text:s text:c="2"/>[158,1] = <text:s/>2</text:p>
      <text:p text:style-name="Standard"><text:s text:c="2"/>[159,1] = <text:s/>3</text:p>
      <text:p text:style-name="Standard"><text:s text:c="2"/>[160,1] = <text:s/>1</text:p>
      <text:p text:style-name="Standard"><text:s text:c="2"/>[161,1] = <text:s/>2</text:p>
      <text:p text:style-name="Standard"><text:s text:c="2"/>[162,1] = <text:s/>3</text:p>
      <text:p text:style-name="Standard"><text:s text:c="2"/>[163,1] = <text:s/>1</text:p>
      <text:p text:style-name="Standard"><text:s text:c="2"/>[164,1] = <text:s/>2</text:p>
      <text:p text:style-name="Standard"><text:s text:c="2"/>[165,1] = <text:s/>3</text:p>
      <text:p text:style-name="Standard"><text:s text:c="2"/>[166,1] = <text:s/>1</text:p>
      <text:p text:style-name="Standard"><text:s text:c="2"/>[167,1] = <text:s/>2</text:p>
      <text:p text:style-name="Standard"><text:s text:c="2"/>[168,1] = <text:s/>3</text:p>
      <text:p text:style-name="Standard"><text:s text:c="2"/>[169,1] = <text:s/>1</text:p>
      <text:p text:style-name="Standard"><text:s text:c="2"/>[170,1] = <text:s/>2</text:p>
      <text:p text:style-name="Standard"><text:s text:c="2"/>[171,1] = <text:s/>3</text:p>
      <text:p text:style-name="Standard"><text:s text:c="2"/>[172,1] = <text:s/>1</text:p>
      <text:p text:style-name="Standard"><text:s text:c="2"/>[173,1] = <text:s/>2</text:p>
      <text:p text:style-name="Standard"><text:s text:c="2"/>[174,1] = <text:s/>3</text:p>
      <text:p text:style-name="Standard"><text:s text:c="2"/>[175,1] = <text:s/>1</text:p>
      <text:p text:style-name="Standard"><text:s text:c="2"/>[176,1] = <text:s/>2</text:p>
      <text:p text:style-name="Standard"><text:s text:c="2"/>[177,1] = <text:s/>3</text:p>
      <text:p text:style-name="Standard"><text:s text:c="2"/>[178,1] = <text:s/>1</text:p>
      <text:p text:style-name="Standard"><text:s text:c="2"/>[179,1] = <text:s/>2</text:p>
      <text:p text:style-name="Standard"><text:s text:c="2"/>[180,1] = <text:s/>3</text:p>
      <text:p text:style-name="Standard"><text:s text:c="2"/>[181,1] = <text:s/>1</text:p>
      <text:p text:style-name="Standard"><text:s text:c="2"/>[182,1] = <text:s/>2</text:p>
      <text:p text:style-name="Standard"><text:s text:c="2"/>[183,1] = <text:s/>3</text:p>
      <text:p text:style-name="Standard"><text:s text:c="2"/>[184,1] = <text:s/>1</text:p>
      <text:p text:style-name="Standard"><text:s text:c="2"/>[185,1] = <text:s/>2</text:p>
      <text:p text:style-name="Standard"><text:s text:c="2"/>[186,1] = <text:s/>3</text:p>
      <text:p text:style-name="Standard"><text:s text:c="2"/>[187,1] = <text:s/>1</text:p>
      <text:p text:style-name="Standard"><text:s text:c="2"/>[188,1] = <text:s/>2</text:p>
      <text:p text:style-name="Standard"><text:s text:c="2"/>[189,1] = <text:s/>3</text:p>
      <text:p text:style-name="Standard"><text:s text:c="2"/>[190,1] = <text:s/>1</text:p>
      <text:p text:style-name="Standard"><text:s text:c="2"/>[191,1] = <text:s/>2</text:p>
      <text:p text:style-name="Standard"><text:s text:c="2"/>[192,1] = <text:s/>3</text:p>
      <text:p text:style-name="Standard"><text:s text:c="2"/>[193,1] = <text:s/>1</text:p>
      <text:p text:style-name="Standard"><text:s text:c="2"/>[194,1] = <text:s/>2</text:p>
      <text:p text:style-name="Standard"><text:s text:c="2"/>[195,1] = <text:s/>3</text:p>
      <text:p text:style-name="Standard"><text:s text:c="2"/>[196,1] = <text:s/>1</text:p>
      <text:p text:style-name="Standard"><text:s text:c="2"/>[197,1] = <text:s/>2</text:p>
      <text:p text:style-name="Standard"><text:s text:c="2"/>[198,1] = <text:s/>3</text:p>
      <text:p text:style-name="Standard"><text:s text:c="2"/>[199,1] = <text:s/>1</text:p>
      <text:p text:style-name="Standard"><text:s text:c="2"/>[200,1] = <text:s/>2</text:p>
      <text:p text:style-name="Standard"><text:s text:c="2"/>[201,1] = <text:s/>3</text:p>
      <text:p text:style-name="Standard"><text:s text:c="2"/>[202,1] = <text:s/>1</text:p>
      <text:p text:style-name="Standard"><text:s text:c="2"/>[203,1] = <text:s/>2</text:p>
      <text:p text:style-name="Standard"><text:s text:c="2"/>[204,1] = <text:s/>2</text:p>
      <text:p text:style-name="Standard"><text:s text:c="2"/>[205,1] = <text:s/>1</text:p>
      <text:p text:style-name="Standard"><text:soft-page-break/><text:s text:c="2"/>[206,1] = <text:s/>2</text:p>
      <text:p text:style-name="Standard"><text:s text:c="2"/>[207,1] = <text:s/>2</text:p>
      <text:p text:style-name="Standard"><text:s text:c="2"/>[208,1] = <text:s/>1</text:p>
      <text:p text:style-name="Standard"><text:s text:c="2"/>[209,1] = <text:s/>2</text:p>
      <text:p text:style-name="Standard"><text:s text:c="2"/>[210,1] = <text:s/>3</text:p>
      <text:p text:style-name="Standard"><text:s text:c="2"/>[211,1] = <text:s/>1</text:p>
      <text:p text:style-name="Standard"><text:s text:c="2"/>[212,1] = <text:s/>2</text:p>
      <text:p text:style-name="Standard"><text:s text:c="2"/>[213,1] = <text:s/>3</text:p>
      <text:p text:style-name="Standard"><text:s text:c="2"/>[214,1] = <text:s/>1</text:p>
      <text:p text:style-name="Standard"><text:s text:c="2"/>[215,1] = <text:s/>2</text:p>
      <text:p text:style-name="Standard"><text:s text:c="2"/>[216,1] = <text:s/>3</text:p>
      <text:p text:style-name="Standard"><text:s text:c="2"/>[217,1] = <text:s/>1</text:p>
      <text:p text:style-name="Standard"><text:s text:c="2"/>[218,1] = <text:s/>2</text:p>
      <text:p text:style-name="Standard"><text:s text:c="2"/>[219,1] = <text:s/>3</text:p>
      <text:p text:style-name="Standard"><text:s text:c="2"/>[220,1] = <text:s/>1</text:p>
      <text:p text:style-name="Standard"><text:s text:c="2"/>[221,1] = <text:s/>2</text:p>
      <text:p text:style-name="Standard"><text:s text:c="2"/>[222,1] = <text:s/>3</text:p>
      <text:p text:style-name="Standard"><text:s text:c="2"/>[223,1] = <text:s/>1</text:p>
      <text:p text:style-name="Standard"><text:s text:c="2"/>[224,1] = <text:s/>2</text:p>
      <text:p text:style-name="Standard"><text:s text:c="2"/>[225,1] = <text:s/>3</text:p>
      <text:p text:style-name="Standard"><text:s text:c="2"/>[226,1] = <text:s/>1</text:p>
      <text:p text:style-name="Standard"><text:s text:c="2"/>[227,1] = <text:s/>2</text:p>
      <text:p text:style-name="Standard"><text:s text:c="2"/>[228,1] = <text:s/>3</text:p>
      <text:p text:style-name="Standard"><text:s text:c="2"/>[229,1] = <text:s/>1</text:p>
      <text:p text:style-name="Standard"><text:s text:c="2"/>[230,1] = <text:s/>2</text:p>
      <text:p text:style-name="Standard"><text:s text:c="2"/>[231,1] = <text:s/>3</text:p>
      <text:p text:style-name="Standard"><text:s text:c="2"/>[232,1] = <text:s/>1</text:p>
      <text:p text:style-name="Standard"><text:s text:c="2"/>[233,1] = <text:s/>2</text:p>
      <text:p text:style-name="Standard"><text:s text:c="2"/>[234,1] =</text:p>
      <text:p text:style-name="Standard"/>
      <text:p text:style-name="Standard"><text:s text:c="5"/>3 <text:s text:c="2"/>2</text:p>
      <text:p text:style-name="Standard"/>
      <text:p text:style-name="Standard"><text:s text:c="2"/>[235,1] = <text:s/>1</text:p>
      <text:p text:style-name="Standard"><text:s text:c="2"/>[236,1] = <text:s/>2</text:p>
      <text:p text:style-name="Standard"><text:s text:c="2"/>[237,1] = <text:s/>3</text:p>
      <text:p text:style-name="Standard"><text:s text:c="2"/>[238,1] = <text:s/>1</text:p>
      <text:p text:style-name="Standard"><text:s text:c="2"/>[239,1] = <text:s/>2</text:p>
      <text:p text:style-name="Standard"><text:s text:c="2"/>[240,1] = <text:s/>3</text:p>
      <text:p text:style-name="Standard"><text:s text:c="2"/>[241,1] = <text:s/>1</text:p>
      <text:p text:style-name="Standard"><text:s text:c="2"/>[242,1] = <text:s/>2</text:p>
      <text:p text:style-name="Standard"><text:s text:c="2"/>[243,1] = <text:s/>3</text:p>
      <text:p text:style-name="Standard"><text:s text:c="2"/>[244,1] = <text:s/>1</text:p>
      <text:p text:style-name="Standard"><text:s text:c="2"/>[245,1] = <text:s/>2</text:p>
      <text:p text:style-name="Standard"><text:s text:c="2"/>[246,1] = <text:s/>3</text:p>
      <text:p text:style-name="Standard"><text:s text:c="2"/>[247,1] = <text:s/>1</text:p>
      <text:p text:style-name="Standard"><text:s text:c="2"/>[248,1] = <text:s/>2</text:p>
      <text:p text:style-name="Standard"><text:s text:c="2"/>[249,1] = <text:s/>3</text:p>
      <text:p text:style-name="Standard"><text:s text:c="2"/>[250,1] = <text:s/>1</text:p>
      <text:p text:style-name="Standard"><text:s text:c="2"/>[251,1] = <text:s/>2</text:p>
      <text:p text:style-name="Standard"><text:s text:c="2"/>[252,1] = <text:s/>2</text:p>
      <text:p text:style-name="Standard"><text:s text:c="2"/>[253,1] =</text:p>
      <text:p text:style-name="Standard"/>
      <text:p text:style-name="Standard"><text:soft-page-break/><text:s text:c="5"/>3 <text:s text:c="2"/>1</text:p>
      <text:p text:style-name="Standard"/>
      <text:p text:style-name="Standard"><text:s text:c="2"/>[254,1] = <text:s/>2</text:p>
      <text:p text:style-name="Standard"><text:s text:c="2"/>[255,1] = <text:s/>3</text:p>
      <text:p text:style-name="Standard"><text:s text:c="2"/>[256,1] = <text:s/>1</text:p>
      <text:p text:style-name="Standard"><text:s text:c="2"/>[257,1] = <text:s/>2</text:p>
      <text:p text:style-name="Standard"><text:s text:c="2"/>[258,1] = <text:s/>3</text:p>
      <text:p text:style-name="Standard"><text:s text:c="2"/>[259,1] = <text:s/>1</text:p>
      <text:p text:style-name="Standard"><text:s text:c="2"/>[260,1] = <text:s/>2</text:p>
      <text:p text:style-name="Standard"><text:s text:c="2"/>[261,1] = <text:s/>3</text:p>
      <text:p text:style-name="Standard"><text:s text:c="2"/>[262,1] = <text:s/>1</text:p>
      <text:p text:style-name="Standard"><text:s text:c="2"/>[263,1] = <text:s/>2</text:p>
      <text:p text:style-name="Standard"><text:s text:c="2"/>[264,1] = <text:s/>3</text:p>
      <text:p text:style-name="Standard"><text:s text:c="2"/>[265,1] = <text:s/>1</text:p>
      <text:p text:style-name="Standard"><text:s text:c="2"/>[266,1] = <text:s/>2</text:p>
      <text:p text:style-name="Standard"><text:s text:c="2"/>[267,1] = <text:s/>3</text:p>
      <text:p text:style-name="Standard"><text:s text:c="2"/>[268,1] = <text:s/>1</text:p>
      <text:p text:style-name="Standard"><text:s text:c="2"/>[269,1] = <text:s/>2</text:p>
      <text:p text:style-name="Standard"><text:s text:c="2"/>[270,1] = <text:s/>3</text:p>
      <text:p text:style-name="Standard"><text:s text:c="2"/>[271,1] = <text:s/>1</text:p>
      <text:p text:style-name="Standard"><text:s text:c="2"/>[272,1] = <text:s/>2</text:p>
      <text:p text:style-name="Standard"><text:s text:c="2"/>[273,1] = <text:s/>3</text:p>
      <text:p text:style-name="Standard"><text:s text:c="2"/>[274,1] = <text:s/>1</text:p>
      <text:p text:style-name="Standard"><text:s text:c="2"/>[275,1] = <text:s/>2</text:p>
      <text:p text:style-name="Standard"><text:s text:c="2"/>[276,1] = <text:s/>2</text:p>
      <text:p text:style-name="Standard"><text:s text:c="2"/>[277,1] = <text:s/>1</text:p>
      <text:p text:style-name="Standard"><text:s text:c="2"/>[278,1] = <text:s/>2</text:p>
      <text:p text:style-name="Standard"><text:s text:c="2"/>[279,1] = <text:s/>2</text:p>
      <text:p text:style-name="Standard"><text:s text:c="2"/>[280,1] = <text:s/>1</text:p>
      <text:p text:style-name="Standard"><text:s text:c="2"/>[281,1] = <text:s/>2</text:p>
      <text:p text:style-name="Standard"><text:s text:c="2"/>[282,1] = <text:s/>3</text:p>
      <text:p text:style-name="Standard"><text:s text:c="2"/>[283,1] = <text:s/>1</text:p>
      <text:p text:style-name="Standard"><text:s text:c="2"/>[284,1] = <text:s/>2</text:p>
      <text:p text:style-name="Standard"><text:s text:c="2"/>[285,1] = <text:s/>2</text:p>
      <text:p text:style-name="Standard"><text:s text:c="2"/>[286,1] = <text:s/>1</text:p>
      <text:p text:style-name="Standard"><text:s text:c="2"/>[287,1] = <text:s/>2</text:p>
      <text:p text:style-name="Standard"><text:s text:c="2"/>[288,1] = <text:s/>3</text:p>
      <text:p text:style-name="Standard"><text:s text:c="2"/>[289,1] = <text:s/>1</text:p>
      <text:p text:style-name="Standard"><text:s text:c="2"/>[290,1] = <text:s/>2</text:p>
      <text:p text:style-name="Standard"><text:s text:c="2"/>[291,1] = <text:s/>3</text:p>
      <text:p text:style-name="Standard"><text:s text:c="2"/>[292,1] = <text:s/>1</text:p>
      <text:p text:style-name="Standard"><text:s text:c="2"/>[293,1] = <text:s/>2</text:p>
      <text:p text:style-name="Standard"><text:s text:c="2"/>[294,1] = <text:s/>3</text:p>
      <text:p text:style-name="Standard"><text:s text:c="2"/>[295,1] = <text:s/>1</text:p>
      <text:p text:style-name="Standard"><text:s text:c="2"/>[296,1] = <text:s/>2</text:p>
      <text:p text:style-name="Standard"><text:s text:c="2"/>[297,1] = <text:s/>3</text:p>
      <text:p text:style-name="Standard"><text:s text:c="2"/>[298,1] = <text:s/>1</text:p>
      <text:p text:style-name="Standard"><text:s text:c="2"/>[299,1] = <text:s/>2</text:p>
      <text:p text:style-name="Standard"><text:s text:c="2"/>[300,1] = <text:s/>3</text:p>
      <text:p text:style-name="Standard"><text:s text:c="2"/>[301,1] = <text:s/>1</text:p>
      <text:p text:style-name="Standard"><text:s text:c="2"/>[302,1] = <text:s/>2</text:p>
      <text:p text:style-name="Standard"><text:s text:c="2"/>[303,1] = <text:s/>2</text:p>
      <text:p text:style-name="Standard"><text:soft-page-break/><text:s text:c="2"/>[304,1] = <text:s/>1</text:p>
      <text:p text:style-name="Standard"><text:s text:c="2"/>[305,1] = <text:s/>2</text:p>
      <text:p text:style-name="Standard"><text:s text:c="2"/>[306,1] = <text:s/>2</text:p>
      <text:p text:style-name="Standard"><text:s text:c="2"/>[307,1] = <text:s/>1</text:p>
      <text:p text:style-name="Standard"><text:s text:c="2"/>[308,1] = <text:s/>2</text:p>
      <text:p text:style-name="Standard"><text:s text:c="2"/>[309,1] = <text:s/>3</text:p>
      <text:p text:style-name="Standard"><text:s text:c="2"/>[310,1] = <text:s/>1</text:p>
      <text:p text:style-name="Standard"><text:s text:c="2"/>[311,1] = <text:s/>2</text:p>
      <text:p text:style-name="Standard"><text:s text:c="2"/>[312,1] = <text:s/>3</text:p>
      <text:p text:style-name="Standard"><text:s text:c="2"/>[313,1] = <text:s/>1</text:p>
      <text:p text:style-name="Standard"><text:s text:c="2"/>[314,1] = <text:s/>2</text:p>
      <text:p text:style-name="Standard"><text:s text:c="2"/>[315,1] = <text:s/>3</text:p>
      <text:p text:style-name="Standard"><text:s text:c="2"/>[316,1] = <text:s/>1</text:p>
      <text:p text:style-name="Standard"><text:s text:c="2"/>[317,1] = <text:s/>2</text:p>
      <text:p text:style-name="Standard"><text:s text:c="2"/>[318,1] = <text:s/>3</text:p>
      <text:p text:style-name="Standard"><text:s text:c="2"/>[319,1] = <text:s/>1</text:p>
      <text:p text:style-name="Standard"><text:s text:c="2"/>[320,1] = <text:s/>2</text:p>
      <text:p text:style-name="Standard"><text:s text:c="2"/>[321,1] = <text:s/>3</text:p>
      <text:p text:style-name="Standard"><text:s text:c="2"/>[322,1] = <text:s/>1</text:p>
      <text:p text:style-name="Standard"><text:s text:c="2"/>[323,1] = <text:s/>2</text:p>
      <text:p text:style-name="Standard"><text:s text:c="2"/>[324,1] = <text:s/>3</text:p>
      <text:p text:style-name="Standard"><text:s text:c="2"/>[325,1] = <text:s/>1</text:p>
      <text:p text:style-name="Standard"><text:s text:c="2"/>[326,1] = <text:s/>2</text:p>
      <text:p text:style-name="Standard"><text:s text:c="2"/>[327,1] = <text:s/>3</text:p>
      <text:p text:style-name="Standard"><text:s text:c="2"/>[328,1] = <text:s/>1</text:p>
      <text:p text:style-name="Standard"><text:s text:c="2"/>[329,1] = <text:s/>2</text:p>
      <text:p text:style-name="Standard"><text:s text:c="2"/>[330,1] = <text:s/>3</text:p>
      <text:p text:style-name="Standard"><text:s text:c="2"/>[331,1] = <text:s/>1</text:p>
      <text:p text:style-name="Standard"><text:s text:c="2"/>[332,1] = <text:s/>2</text:p>
      <text:p text:style-name="Standard"><text:s text:c="2"/>[333,1] = <text:s/>3</text:p>
      <text:p text:style-name="Standard"><text:s text:c="2"/>[334,1] = <text:s/>1</text:p>
      <text:p text:style-name="Standard"><text:s text:c="2"/>[335,1] = <text:s/>2</text:p>
      <text:p text:style-name="Standard"><text:s text:c="2"/>[336,1] =</text:p>
      <text:p text:style-name="Standard"/>
      <text:p text:style-name="Standard"><text:s text:c="5"/>3 <text:s text:c="2"/>2</text:p>
      <text:p text:style-name="Standard"/>
      <text:p text:style-name="Standard"><text:s text:c="2"/>[337,1] = <text:s/>1</text:p>
      <text:p text:style-name="Standard"><text:s text:c="2"/>[338,1] = <text:s/>2</text:p>
      <text:p text:style-name="Standard"><text:s text:c="2"/>[339,1] = <text:s/>2</text:p>
      <text:p text:style-name="Standard"><text:s text:c="2"/>[340,1] = <text:s/>1</text:p>
      <text:p text:style-name="Standard"><text:s text:c="2"/>[341,1] = <text:s/>2</text:p>
      <text:p text:style-name="Standard"><text:s text:c="2"/>[342,1] = <text:s/>3</text:p>
      <text:p text:style-name="Standard"><text:s text:c="2"/>[343,1] = <text:s/>1</text:p>
      <text:p text:style-name="Standard"><text:s text:c="2"/>[344,1] = <text:s/>2</text:p>
      <text:p text:style-name="Standard"><text:s text:c="2"/>[345,1] = <text:s/>3</text:p>
      <text:p text:style-name="Standard"><text:s text:c="2"/>[346,1] = <text:s/>1</text:p>
      <text:p text:style-name="Standard"><text:s text:c="2"/>[347,1] = <text:s/>2</text:p>
      <text:p text:style-name="Standard"><text:s text:c="2"/>[348,1] =</text:p>
      <text:p text:style-name="Standard"/>
      <text:p text:style-name="Standard"><text:s text:c="5"/>3 <text:s text:c="2"/>2</text:p>
      <text:p text:style-name="Standard"/>
      <text:p text:style-name="Standard"><text:s text:c="2"/>[349,1] = <text:s/>1</text:p>
      <text:p text:style-name="Standard"><text:soft-page-break/><text:s text:c="2"/>[350,1] = <text:s/>2</text:p>
      <text:p text:style-name="Standard"><text:s text:c="2"/>[351,1] = <text:s/>3</text:p>
      <text:p text:style-name="Standard"><text:s text:c="2"/>[352,1] = <text:s/>1</text:p>
      <text:p text:style-name="Standard"><text:s text:c="2"/>[353,1] = <text:s/>2</text:p>
      <text:p text:style-name="Standard"><text:s text:c="2"/>[354,1] = <text:s/>3</text:p>
      <text:p text:style-name="Standard"><text:s text:c="2"/>[355,1] = <text:s/>1</text:p>
      <text:p text:style-name="Standard"><text:s text:c="2"/>[356,1] = <text:s/>2</text:p>
      <text:p text:style-name="Standard"><text:s text:c="2"/>[357,1] = <text:s/>3</text:p>
      <text:p text:style-name="Standard"><text:s text:c="2"/>[358,1] = <text:s/>1</text:p>
      <text:p text:style-name="Standard"><text:s text:c="2"/>[359,1] = <text:s/>2</text:p>
      <text:p text:style-name="Standard"><text:s text:c="2"/>[360,1] = <text:s/>3</text:p>
      <text:p text:style-name="Standard"><text:s text:c="2"/>[361,1] = <text:s/>1</text:p>
      <text:p text:style-name="Standard"><text:s text:c="2"/>[362,1] = <text:s/>2</text:p>
      <text:p text:style-name="Standard"><text:s text:c="2"/>[363,1] = <text:s/>3</text:p>
      <text:p text:style-name="Standard"><text:s text:c="2"/>[364,1] = <text:s/>1</text:p>
      <text:p text:style-name="Standard"><text:s text:c="2"/>[365,1] = <text:s/>2</text:p>
      <text:p text:style-name="Standard"><text:s text:c="2"/>[366,1] = <text:s/>3</text:p>
      <text:p text:style-name="Standard"><text:s text:c="2"/>[367,1] = <text:s/>1</text:p>
      <text:p text:style-name="Standard"><text:s text:c="2"/>[368,1] = <text:s/>2</text:p>
      <text:p text:style-name="Standard"><text:s text:c="2"/>[369,1] = <text:s/>2</text:p>
      <text:p text:style-name="Standard"><text:s text:c="2"/>[370,1] =</text:p>
      <text:p text:style-name="Standard"/>
      <text:p text:style-name="Standard"><text:s text:c="5"/>3 <text:s text:c="2"/>1</text:p>
      <text:p text:style-name="Standard"/>
      <text:p text:style-name="Standard"><text:s text:c="2"/>[371,1] = <text:s/>2</text:p>
      <text:p text:style-name="Standard"><text:s text:c="2"/>[372,1] = <text:s/>3</text:p>
      <text:p text:style-name="Standard"><text:s text:c="2"/>[373,1] = <text:s/>1</text:p>
      <text:p text:style-name="Standard"><text:s text:c="2"/>[374,1] = <text:s/>2</text:p>
      <text:p text:style-name="Standard"><text:s text:c="2"/>[375,1] = <text:s/>3</text:p>
      <text:p text:style-name="Standard"><text:s text:c="2"/>[376,1] = <text:s/>1</text:p>
      <text:p text:style-name="Standard"><text:s text:c="2"/>[377,1] = <text:s/>2</text:p>
      <text:p text:style-name="Standard"><text:s text:c="2"/>[378,1] = <text:s/>2</text:p>
      <text:p text:style-name="Standard"><text:s text:c="2"/>[379,1] = <text:s/>1</text:p>
      <text:p text:style-name="Standard"><text:s text:c="2"/>[380,1] = <text:s/>2</text:p>
      <text:p text:style-name="Standard"><text:s text:c="2"/>[381,1] = <text:s/>2</text:p>
      <text:p text:style-name="Standard"><text:s text:c="2"/>[382,1] = <text:s/>1</text:p>
      <text:p text:style-name="Standard"><text:s text:c="2"/>[383,1] = <text:s/>2</text:p>
      <text:p text:style-name="Standard"><text:s text:c="2"/>[384,1] = <text:s/>2</text:p>
      <text:p text:style-name="Standard"><text:s text:c="2"/>[385,1] = <text:s/>1</text:p>
      <text:p text:style-name="Standard"><text:s text:c="2"/>[386,1] = <text:s/>2</text:p>
      <text:p text:style-name="Standard"><text:s text:c="2"/>[387,1] = <text:s/>3</text:p>
      <text:p text:style-name="Standard"><text:s text:c="2"/>[388,1] = <text:s/>1</text:p>
      <text:p text:style-name="Standard"><text:s text:c="2"/>[389,1] = <text:s/>2</text:p>
      <text:p text:style-name="Standard"><text:s text:c="2"/>[390,1] =</text:p>
      <text:p text:style-name="Standard"/>
      <text:p text:style-name="Standard"><text:s text:c="5"/>2 <text:s text:c="2"/>3</text:p>
      <text:p text:style-name="Standard"/>
      <text:p text:style-name="Standard"><text:s text:c="2"/>[391,1] = <text:s/>1</text:p>
      <text:p text:style-name="Standard"><text:s text:c="2"/>[392,1] = <text:s/>2</text:p>
      <text:p text:style-name="Standard"><text:s text:c="2"/>[393,1] = <text:s/>3</text:p>
      <text:p text:style-name="Standard"><text:s text:c="2"/>[394,1] = <text:s/>1</text:p>
      <text:p text:style-name="Standard"><text:s text:c="2"/>[395,1] =</text:p>
      <text:p text:style-name="Standard"><text:soft-page-break/></text:p>
      <text:p text:style-name="Standard"><text:s text:c="5"/>1 <text:s text:c="2"/>2</text:p>
      <text:p text:style-name="Standard"/>
      <text:p text:style-name="Standard"><text:s text:c="2"/>[396,1] = <text:s/>3</text:p>
      <text:p text:style-name="Standard"><text:s text:c="2"/>[397,1] = <text:s/>1</text:p>
      <text:p text:style-name="Standard"><text:s text:c="2"/>[398,1] = <text:s/>2</text:p>
      <text:p text:style-name="Standard"><text:s text:c="2"/>[399,1] = <text:s/>3</text:p>
      <text:p text:style-name="Standard"><text:s text:c="2"/>[400,1] = <text:s/>1</text:p>
      <text:p text:style-name="Standard"><text:s text:c="2"/>[401,1] = <text:s/>2</text:p>
      <text:p text:style-name="Standard"><text:s text:c="2"/>[402,1] = <text:s/>3</text:p>
      <text:p text:style-name="Standard"><text:s text:c="2"/>[403,1] = <text:s/>1</text:p>
      <text:p text:style-name="Standard"><text:s text:c="2"/>[404,1] = <text:s/>2</text:p>
      <text:p text:style-name="Standard"><text:s text:c="2"/>[405,1] = <text:s/>3</text:p>
      <text:p text:style-name="Standard"><text:s text:c="2"/>[406,1] = <text:s/>1</text:p>
      <text:p text:style-name="Standard"><text:s text:c="2"/>[407,1] = <text:s/>2</text:p>
      <text:p text:style-name="Standard"><text:s text:c="2"/>[408,1] = <text:s/>3</text:p>
      <text:p text:style-name="Standard"><text:s text:c="2"/>[409,1] = <text:s/>1</text:p>
      <text:p text:style-name="Standard"><text:s text:c="2"/>[410,1] = <text:s/>2</text:p>
      <text:p text:style-name="Standard"><text:s text:c="2"/>[411,1] = <text:s/>2</text:p>
      <text:p text:style-name="Standard"><text:s text:c="2"/>[412,1] =</text:p>
      <text:p text:style-name="Standard"/>
      <text:p text:style-name="Standard"><text:s text:c="5"/>3 <text:s text:c="2"/>1</text:p>
      <text:p text:style-name="Standard"/>
      <text:p text:style-name="Standard"><text:s text:c="2"/>[413,1] = <text:s/>2</text:p>
      <text:p text:style-name="Standard"><text:s text:c="2"/>[414,1] = <text:s/>2</text:p>
      <text:p text:style-name="Standard"><text:s text:c="2"/>[415,1] = <text:s/>1</text:p>
      <text:p text:style-name="Standard"><text:s text:c="2"/>[416,1] = <text:s/>2</text:p>
      <text:p text:style-name="Standard"><text:s text:c="2"/>[417,1] = <text:s/>3</text:p>
      <text:p text:style-name="Standard"><text:s text:c="2"/>[418,1] = <text:s/>1</text:p>
      <text:p text:style-name="Standard"><text:s text:c="2"/>[419,1] = <text:s/>2</text:p>
      <text:p text:style-name="Standard"><text:s text:c="2"/>[420,1] = <text:s/>3</text:p>
      <text:p text:style-name="Standard"><text:s text:c="2"/>[421,1] = <text:s/>1</text:p>
      <text:p text:style-name="Standard"><text:s text:c="2"/>[422,1] = <text:s/>2</text:p>
      <text:p text:style-name="Standard"><text:s text:c="2"/>[423,1] = <text:s/>3</text:p>
      <text:p text:style-name="Standard"><text:s text:c="2"/>[424,1] = <text:s/>1</text:p>
      <text:p text:style-name="Standard"><text:s text:c="2"/>[425,1] = <text:s/>2</text:p>
      <text:p text:style-name="Standard"><text:s text:c="2"/>[426,1] = <text:s/>3</text:p>
      <text:p text:style-name="Standard"><text:s text:c="2"/>[427,1] = <text:s/>1</text:p>
      <text:p text:style-name="Standard"><text:s text:c="2"/>[428,1] = <text:s/>2</text:p>
      <text:p text:style-name="Standard"><text:s text:c="2"/>[429,1] = <text:s/>3</text:p>
      <text:p text:style-name="Standard"><text:s text:c="2"/>[430,1] = <text:s/>1</text:p>
      <text:p text:style-name="Standard"><text:s text:c="2"/>[431,1] = <text:s/>2</text:p>
      <text:p text:style-name="Standard"><text:s text:c="2"/>[432,1] = <text:s/>3</text:p>
      <text:p text:style-name="Standard"><text:s text:c="2"/>[433,1] = <text:s/>1</text:p>
      <text:p text:style-name="Standard"><text:s text:c="2"/>[434,1] = <text:s/>2</text:p>
      <text:p text:style-name="Standard"><text:s text:c="2"/>[435,1] = <text:s/>3</text:p>
      <text:p text:style-name="Standard"><text:s text:c="2"/>[436,1] = <text:s/>1</text:p>
      <text:p text:style-name="Standard"><text:s text:c="2"/>[437,1] = <text:s/>2</text:p>
      <text:p text:style-name="Standard"><text:s text:c="2"/>[438,1] = <text:s/>2</text:p>
      <text:p text:style-name="Standard"><text:s text:c="2"/>[439,1] = <text:s/>1</text:p>
      <text:p text:style-name="Standard"><text:s text:c="2"/>[440,1] =</text:p>
      <text:p text:style-name="Standard"/>
      <text:p text:style-name="Standard"><text:soft-page-break/><text:s text:c="5"/>3 <text:s text:c="2"/>2</text:p>
      <text:p text:style-name="Standard"/>
      <text:p text:style-name="Standard"><text:s text:c="2"/>[441,1] = <text:s/>3</text:p>
      <text:p text:style-name="Standard"><text:s text:c="2"/>[442,1] = <text:s/>1</text:p>
      <text:p text:style-name="Standard"><text:s text:c="2"/>[443,1] = <text:s/>2</text:p>
      <text:p text:style-name="Standard"><text:s text:c="2"/>[444,1] =</text:p>
      <text:p text:style-name="Standard"/>
      <text:p text:style-name="Standard"><text:s text:c="5"/>1 <text:s text:c="2"/>2</text:p>
      <text:p text:style-name="Standard"/>
      <text:p text:style-name="Standard"><text:s text:c="2"/>[445,1] = <text:s/>1</text:p>
      <text:p text:style-name="Standard"><text:s text:c="2"/>[446,1] = <text:s/>2</text:p>
      <text:p text:style-name="Standard"><text:s text:c="2"/>[447,1] = <text:s/>3</text:p>
      <text:p text:style-name="Standard"><text:s text:c="2"/>[448,1] = <text:s/>1</text:p>
      <text:p text:style-name="Standard"><text:s text:c="2"/>[449,1] = <text:s/>2</text:p>
      <text:p text:style-name="Standard"><text:s text:c="2"/>[450,1] = <text:s/>3</text:p>
      <text:p text:style-name="Standard"><text:s text:c="2"/>[451,1] = <text:s/>1</text:p>
      <text:p text:style-name="Standard"><text:s text:c="2"/>[452,1] = <text:s/>2</text:p>
      <text:p text:style-name="Standard"><text:s text:c="2"/>[453,1] =</text:p>
      <text:p text:style-name="Standard"/>
      <text:p text:style-name="Standard"><text:s text:c="5"/>3 <text:s text:c="2"/>2</text:p>
      <text:p text:style-name="Standard"/>
      <text:p text:style-name="Standard"><text:s text:c="2"/>[454,1] = <text:s/>1</text:p>
      <text:p text:style-name="Standard"><text:s text:c="2"/>[455,1] = <text:s/>2</text:p>
      <text:p text:style-name="Standard"><text:s text:c="2"/>[456,1] = <text:s/>3</text:p>
      <text:p text:style-name="Standard"><text:s text:c="2"/>[457,1] = <text:s/>1</text:p>
      <text:p text:style-name="Standard"><text:s text:c="2"/>[458,1] = <text:s/>2</text:p>
      <text:p text:style-name="Standard"><text:s text:c="2"/>[459,1] = <text:s/>3</text:p>
      <text:p text:style-name="Standard"><text:s text:c="2"/>[460,1] = <text:s/>1</text:p>
      <text:p text:style-name="Standard"><text:s text:c="2"/>[461,1] = <text:s/>2</text:p>
      <text:p text:style-name="Standard"><text:s text:c="2"/>[462,1] = <text:s/>3</text:p>
      <text:p text:style-name="Standard"><text:s text:c="2"/>[463,1] = <text:s/>1</text:p>
      <text:p text:style-name="Standard"><text:s text:c="2"/>[464,1] = <text:s/>2</text:p>
      <text:p text:style-name="Standard"><text:s text:c="2"/>[465,1] = <text:s/>3</text:p>
      <text:p text:style-name="Standard"><text:s text:c="2"/>[466,1] = <text:s/>1</text:p>
      <text:p text:style-name="Standard"><text:s text:c="2"/>[467,1] = <text:s/>2</text:p>
      <text:p text:style-name="Standard"><text:s text:c="2"/>[468,1] = <text:s/>3</text:p>
      <text:p text:style-name="Standard"><text:s text:c="2"/>[469,1] = <text:s/>1</text:p>
      <text:p text:style-name="Standard"><text:s text:c="2"/>[470,1] = <text:s/>2</text:p>
      <text:p text:style-name="Standard"><text:s text:c="2"/>[471,1] = <text:s/>3</text:p>
      <text:p text:style-name="Standard"><text:s text:c="2"/>[472,1] = <text:s/>1</text:p>
      <text:p text:style-name="Standard"><text:s text:c="2"/>[473,1] = <text:s/>2</text:p>
      <text:p text:style-name="Standard"><text:s text:c="2"/>[474,1] = <text:s/>3</text:p>
      <text:p text:style-name="Standard"><text:s text:c="2"/>[475,1] = <text:s/>1</text:p>
      <text:p text:style-name="Standard"><text:s text:c="2"/>[476,1] = <text:s/>2</text:p>
      <text:p text:style-name="Standard"><text:s text:c="2"/>[477,1] = <text:s/>3</text:p>
      <text:p text:style-name="Standard"><text:s text:c="2"/>[478,1] = <text:s/>1</text:p>
      <text:p text:style-name="Standard"><text:s text:c="2"/>[479,1] = <text:s/>2</text:p>
      <text:p text:style-name="Standard"><text:s text:c="2"/>[480,1] = <text:s/>2</text:p>
      <text:p text:style-name="Standard"><text:s text:c="2"/>[481,1] = <text:s/>1</text:p>
      <text:p text:style-name="Standard"><text:s text:c="2"/>[482,1] = <text:s/>2</text:p>
      <text:p text:style-name="Standard"><text:s text:c="2"/>[483,1] = <text:s/>2</text:p>
      <text:p text:style-name="Standard"><text:s text:c="2"/>[484,1] = <text:s/>1</text:p>
      <text:p text:style-name="Standard"><text:soft-page-break/><text:s text:c="2"/>[485,1] = <text:s/>2</text:p>
      <text:p text:style-name="Standard"><text:s text:c="2"/>[486,1] = <text:s/>3</text:p>
      <text:p text:style-name="Standard"><text:s text:c="2"/>[487,1] = <text:s/>1</text:p>
      <text:p text:style-name="Standard"><text:s text:c="2"/>[488,1] = <text:s/>2</text:p>
      <text:p text:style-name="Standard"><text:s text:c="2"/>[489,1] = <text:s/>2</text:p>
      <text:p text:style-name="Standard"><text:s text:c="2"/>[490,1] = <text:s/>1</text:p>
      <text:p text:style-name="Standard"><text:s text:c="2"/>[491,1] = <text:s/>2</text:p>
      <text:p text:style-name="Standard"><text:s text:c="2"/>[492,1] = <text:s/>3</text:p>
      <text:p text:style-name="Standard"><text:s text:c="2"/>[493,1] = <text:s/>1</text:p>
      <text:p text:style-name="Standard"><text:s text:c="2"/>[494,1] = <text:s/>2</text:p>
      <text:p text:style-name="Standard"><text:s text:c="2"/>[495,1] = <text:s/>2</text:p>
      <text:p text:style-name="Standard"><text:s text:c="2"/>[496,1] =</text:p>
      <text:p text:style-name="Standard"/>
      <text:p text:style-name="Standard"><text:s text:c="5"/>3 <text:s text:c="2"/>1</text:p>
      <text:p text:style-name="Standard"/>
      <text:p text:style-name="Standard"><text:s text:c="2"/>[497,1] = <text:s/>2</text:p>
      <text:p text:style-name="Standard"><text:s text:c="2"/>[498,1] = <text:s/>3</text:p>
      <text:p text:style-name="Standard"><text:s text:c="2"/>[499,1] = <text:s/>1</text:p>
      <text:p text:style-name="Standard"><text:s text:c="2"/>[500,1] = <text:s/>2</text:p>
      <text:p text:style-name="Standard"><text:s text:c="2"/>[501,1] = <text:s/>3</text:p>
      <text:p text:style-name="Standard"><text:s text:c="2"/>[502,1] = <text:s/>1</text:p>
      <text:p text:style-name="Standard"><text:s text:c="2"/>[503,1] = <text:s/>2</text:p>
      <text:p text:style-name="Standard"><text:s text:c="2"/>[504,1] = <text:s/>3</text:p>
      <text:p text:style-name="Standard"><text:s text:c="2"/>[505,1] = <text:s/>1</text:p>
      <text:p text:style-name="Standard"><text:s text:c="2"/>[506,1] = <text:s/>2</text:p>
      <text:p text:style-name="Standard"><text:s text:c="2"/>[507,1] = <text:s/>2</text:p>
      <text:p text:style-name="Standard"><text:s text:c="2"/>[508,1] = <text:s/>1</text:p>
      <text:p text:style-name="Standard"><text:s text:c="2"/>[509,1] = <text:s/>2</text:p>
      <text:p text:style-name="Standard"><text:s text:c="2"/>[510,1] = <text:s/>2</text:p>
      <text:p text:style-name="Standard"><text:s text:c="2"/>[511,1] = <text:s/>1</text:p>
      <text:p text:style-name="Standard"><text:s text:c="2"/>[512,1] = <text:s/>2</text:p>
      <text:p text:style-name="Standard"><text:s text:c="2"/>[513,1] = <text:s/>3</text:p>
      <text:p text:style-name="Standard"><text:s text:c="2"/>[514,1] = <text:s/>1</text:p>
      <text:p text:style-name="Standard"><text:s text:c="2"/>[515,1] = <text:s/>2</text:p>
      <text:p text:style-name="Standard"><text:s text:c="2"/>[516,1] = <text:s/>3</text:p>
      <text:p text:style-name="Standard"><text:s text:c="2"/>[517,1] = <text:s/>1</text:p>
      <text:p text:style-name="Standard"><text:s text:c="2"/>[518,1] = <text:s/>2</text:p>
      <text:p text:style-name="Standard"><text:s text:c="2"/>[519,1] = <text:s/>3</text:p>
      <text:p text:style-name="Standard"><text:s text:c="2"/>[520,1] = <text:s/>1</text:p>
      <text:p text:style-name="Standard"><text:s text:c="2"/>[521,1] = <text:s/>2</text:p>
      <text:p text:style-name="Standard"><text:s text:c="2"/>[522,1] = <text:s/>3</text:p>
      <text:p text:style-name="Standard"><text:s text:c="2"/>[523,1] = <text:s/>1</text:p>
      <text:p text:style-name="Standard"><text:s text:c="2"/>[524,1] = <text:s/>2</text:p>
      <text:p text:style-name="Standard"><text:s text:c="2"/>[525,1] = <text:s/>3</text:p>
      <text:p text:style-name="Standard"><text:s text:c="2"/>[526,1] = <text:s/>1</text:p>
      <text:p text:style-name="Standard"><text:s text:c="2"/>[527,1] = <text:s/>2</text:p>
      <text:p text:style-name="Standard"><text:s text:c="2"/>[528,1] = <text:s/>3</text:p>
      <text:p text:style-name="Standard"><text:s text:c="2"/>[529,1] = <text:s/>1</text:p>
      <text:p text:style-name="Standard"><text:s text:c="2"/>[530,1] = <text:s/>2</text:p>
      <text:p text:style-name="Standard"><text:s text:c="2"/>[531,1] = <text:s/>2</text:p>
      <text:p text:style-name="Standard"><text:s text:c="2"/>[532,1] = <text:s/>1</text:p>
      <text:p text:style-name="Standard"><text:s text:c="2"/>[533,1] = <text:s/>2</text:p>
      <text:p text:style-name="Standard"><text:soft-page-break/><text:s text:c="2"/>[534,1] = <text:s/>3</text:p>
      <text:p text:style-name="Standard"><text:s text:c="2"/>[535,1] = <text:s/>1</text:p>
      <text:p text:style-name="Standard"><text:s text:c="2"/>[536,1] = <text:s/>2</text:p>
      <text:p text:style-name="Standard"><text:s text:c="2"/>[537,1] = <text:s/>2</text:p>
      <text:p text:style-name="Standard"><text:s text:c="2"/>[538,1] = <text:s/>1</text:p>
      <text:p text:style-name="Standard"><text:s text:c="2"/>[539,1] = <text:s/>2</text:p>
      <text:p text:style-name="Standard"><text:s text:c="2"/>[540,1] = <text:s/>3</text:p>
      <text:p text:style-name="Standard"><text:s text:c="2"/>[541,1] = <text:s/>1</text:p>
      <text:p text:style-name="Standard"><text:s text:c="2"/>[542,1] = <text:s/>2</text:p>
      <text:p text:style-name="Standard"><text:s text:c="2"/>[543,1] = <text:s/>3</text:p>
      <text:p text:style-name="Standard"><text:s text:c="2"/>[544,1] =</text:p>
      <text:p text:style-name="Standard"/>
      <text:p text:style-name="Standard"><text:s text:c="5"/>2 <text:s text:c="2"/>1</text:p>
      <text:p text:style-name="Standard"/>
      <text:p text:style-name="Standard"><text:s text:c="2"/>[545,1] = <text:s/>2</text:p>
      <text:p text:style-name="Standard"><text:s text:c="2"/>[546,1] = <text:s/>3</text:p>
      <text:p text:style-name="Standard"><text:s text:c="2"/>[547,1] = <text:s/>1</text:p>
      <text:p text:style-name="Standard"><text:s text:c="2"/>[548,1] = <text:s/>2</text:p>
      <text:p text:style-name="Standard"><text:s text:c="2"/>[549,1] = <text:s/>3</text:p>
      <text:p text:style-name="Standard"><text:s text:c="2"/>[550,1] = <text:s/>1</text:p>
      <text:p text:style-name="Standard"><text:s text:c="2"/>[551,1] = <text:s/>2</text:p>
      <text:p text:style-name="Standard"><text:s text:c="2"/>[552,1] =</text:p>
      <text:p text:style-name="Standard"/>
      <text:p text:style-name="Standard"><text:s text:c="5"/>3 <text:s text:c="2"/>2</text:p>
      <text:p text:style-name="Standard"/>
      <text:p text:style-name="Standard"><text:s text:c="2"/>[553,1] = <text:s/>1</text:p>
      <text:p text:style-name="Standard"><text:s text:c="2"/>[554,1] = <text:s/>2</text:p>
      <text:p text:style-name="Standard"><text:s text:c="2"/>[555,1] = <text:s/>2</text:p>
      <text:p text:style-name="Standard"><text:s text:c="2"/>[556,1] = <text:s/>1</text:p>
      <text:p text:style-name="Standard"><text:s text:c="2"/>[557,1] = <text:s/>2</text:p>
      <text:p text:style-name="Standard"><text:s text:c="2"/>[558,1] =</text:p>
      <text:p text:style-name="Standard"/>
      <text:p text:style-name="Standard"><text:s text:c="5"/>1 <text:s text:c="2"/>2</text:p>
      <text:p text:style-name="Standard"/>
      <text:p text:style-name="Standard"><text:s text:c="2"/>[559,1] = <text:s/>1</text:p>
      <text:p text:style-name="Standard"><text:s text:c="2"/>[560,1] = <text:s/>2</text:p>
      <text:p text:style-name="Standard"><text:s text:c="2"/>[561,1] = <text:s/>3</text:p>
      <text:p text:style-name="Standard"><text:s text:c="2"/>[562,1] = <text:s/>1</text:p>
      <text:p text:style-name="Standard"><text:s text:c="2"/>[563,1] = <text:s/>2</text:p>
      <text:p text:style-name="Standard"><text:s text:c="2"/>[564,1] = <text:s/>3</text:p>
      <text:p text:style-name="Standard"><text:s text:c="2"/>[565,1] = <text:s/>1</text:p>
      <text:p text:style-name="Standard"><text:s text:c="2"/>[566,1] = <text:s/>2</text:p>
      <text:p text:style-name="Standard"><text:s text:c="2"/>[567,1] = <text:s/>3</text:p>
      <text:p text:style-name="Standard"><text:s text:c="2"/>[568,1] = <text:s/>1</text:p>
      <text:p text:style-name="Standard"><text:s text:c="2"/>[569,1] = <text:s/>2</text:p>
      <text:p text:style-name="Standard"><text:s text:c="2"/>[570,1] = <text:s/>3</text:p>
      <text:p text:style-name="Standard"><text:s text:c="2"/>[571,1] = <text:s/>1</text:p>
      <text:p text:style-name="Standard"><text:s text:c="2"/>[572,1] = <text:s/>2</text:p>
      <text:p text:style-name="Standard"><text:s text:c="2"/>[573,1] = <text:s/>3</text:p>
      <text:p text:style-name="Standard"><text:s text:c="2"/>[574,1] = <text:s/>1</text:p>
      <text:p text:style-name="Standard"><text:s text:c="2"/>[575,1] = <text:s/>2</text:p>
      <text:p text:style-name="Standard"><text:s text:c="2"/>[576,1] = <text:s/>3</text:p>
      <text:p text:style-name="Standard"><text:soft-page-break/><text:s text:c="2"/>[577,1] = <text:s/>1</text:p>
      <text:p text:style-name="Standard"><text:s text:c="2"/>[578,1] =</text:p>
      <text:p text:style-name="Standard"/>
      <text:p text:style-name="Standard"><text:s text:c="5"/>3 <text:s text:c="2"/>2</text:p>
      <text:p text:style-name="Standard"/>
      <text:p text:style-name="Standard"><text:s text:c="2"/>[579,1] = <text:s/>3</text:p>
      <text:p text:style-name="Standard"><text:s text:c="2"/>[580,1] = <text:s/>1</text:p>
      <text:p text:style-name="Standard"><text:s text:c="2"/>[581,1] = <text:s/>2</text:p>
      <text:p text:style-name="Standard"><text:s text:c="2"/>[582,1] = <text:s/>3</text:p>
      <text:p text:style-name="Standard"><text:s text:c="2"/>[583,1] =</text:p>
      <text:p text:style-name="Standard"/>
      <text:p text:style-name="Standard"><text:s text:c="5"/>3 <text:s text:c="2"/>1</text:p>
      <text:p text:style-name="Standard"/>
      <text:p text:style-name="Standard"><text:s text:c="2"/>[584,1] = <text:s/>2</text:p>
      <text:p text:style-name="Standard"><text:s text:c="2"/>[585,1] = <text:s/>3</text:p>
      <text:p text:style-name="Standard"><text:s text:c="2"/>[586,1] =</text:p>
      <text:p text:style-name="Standard"/>
      <text:p text:style-name="Standard"><text:s text:c="5"/>2 <text:s text:c="2"/>1</text:p>
      <text:p text:style-name="Standard"/>
      <text:p text:style-name="Standard"><text:s text:c="2"/>[587,1] = <text:s/>2</text:p>
      <text:p text:style-name="Standard"><text:s text:c="2"/>[588,1] = <text:s/>2</text:p>
      <text:p text:style-name="Standard"><text:s text:c="2"/>[589,1] = <text:s/>1</text:p>
      <text:p text:style-name="Standard"><text:s text:c="2"/>[590,1] = <text:s/>2</text:p>
      <text:p text:style-name="Standard"><text:s text:c="2"/>[591,1] = <text:s/>3</text:p>
      <text:p text:style-name="Standard"><text:s text:c="2"/>[592,1] = <text:s/>1</text:p>
      <text:p text:style-name="Standard"><text:s text:c="2"/>[593,1] = <text:s/>2</text:p>
      <text:p text:style-name="Standard"><text:s text:c="2"/>[594,1] = <text:s/>2</text:p>
      <text:p text:style-name="Standard"><text:s text:c="2"/>[595,1] = <text:s/>1</text:p>
      <text:p text:style-name="Standard"><text:s text:c="2"/>[596,1] = <text:s/>2</text:p>
      <text:p text:style-name="Standard"><text:s text:c="2"/>[597,1] = <text:s/>3</text:p>
      <text:p text:style-name="Standard"><text:s text:c="2"/>[598,1] = <text:s/>1</text:p>
      <text:p text:style-name="Standard"><text:s text:c="2"/>[599,1] = <text:s/>2</text:p>
      <text:p text:style-name="Standard"><text:s text:c="2"/>[600,1] = <text:s/>3</text:p>
      <text:p text:style-name="Standard"><text:s text:c="2"/>[601,1] = <text:s/>1</text:p>
      <text:p text:style-name="Standard"><text:s text:c="2"/>[602,1] = <text:s/>2</text:p>
      <text:p text:style-name="Standard"><text:s text:c="2"/>[603,1] = <text:s/>3</text:p>
      <text:p text:style-name="Standard"><text:s text:c="2"/>[604,1] = <text:s/>1</text:p>
      <text:p text:style-name="Standard"><text:s text:c="2"/>[605,1] = <text:s/>2</text:p>
      <text:p text:style-name="Standard"><text:s text:c="2"/>[606,1] = <text:s/>2</text:p>
      <text:p text:style-name="Standard"><text:s text:c="2"/>[607,1] = <text:s/>1</text:p>
      <text:p text:style-name="Standard"><text:s text:c="2"/>[608,1] = <text:s/>2</text:p>
      <text:p text:style-name="Standard"><text:s text:c="2"/>[609,1] = <text:s/>3</text:p>
      <text:p text:style-name="Standard"><text:s text:c="2"/>[610,1] = <text:s/>1</text:p>
      <text:p text:style-name="Standard"><text:s text:c="2"/>[611,1] = <text:s/>2</text:p>
      <text:p text:style-name="Standard"><text:s text:c="2"/>[612,1] = <text:s/>2</text:p>
      <text:p text:style-name="Standard"><text:s text:c="2"/>[613,1] = <text:s/>1</text:p>
      <text:p text:style-name="Standard"><text:s text:c="2"/>[614,1] = <text:s/>2</text:p>
      <text:p text:style-name="Standard"><text:s text:c="2"/>[615,1] =</text:p>
      <text:p text:style-name="Standard"/>
      <text:p text:style-name="Standard"><text:s text:c="5"/>1 <text:s text:c="2"/>2</text:p>
      <text:p text:style-name="Standard"/>
      <text:p text:style-name="Standard"><text:s text:c="2"/>[616,1] = <text:s/>1</text:p>
      <text:p text:style-name="Standard"><text:soft-page-break/><text:s text:c="2"/>[617,1] = <text:s/>2</text:p>
      <text:p text:style-name="Standard"><text:s text:c="2"/>[618,1] = <text:s/>3</text:p>
      <text:p text:style-name="Standard"><text:s text:c="2"/>[619,1] = <text:s/>1</text:p>
      <text:p text:style-name="Standard"><text:s text:c="2"/>[620,1] = <text:s/>2</text:p>
      <text:p text:style-name="Standard"><text:s text:c="2"/>[621,1] = <text:s/>3</text:p>
      <text:p text:style-name="Standard"><text:s text:c="2"/>[622,1] = <text:s/>1</text:p>
      <text:p text:style-name="Standard"><text:s text:c="2"/>[623,1] = <text:s/>2</text:p>
      <text:p text:style-name="Standard"><text:s text:c="2"/>[624,1] = <text:s/>3</text:p>
      <text:p text:style-name="Standard"><text:s text:c="2"/>[625,1] = <text:s/>1</text:p>
      <text:p text:style-name="Standard"><text:s text:c="2"/>[626,1] = <text:s/>2</text:p>
      <text:p text:style-name="Standard"><text:s text:c="2"/>[627,1] = <text:s/>3</text:p>
      <text:p text:style-name="Standard"><text:s text:c="2"/>[628,1] = <text:s/>1</text:p>
      <text:p text:style-name="Standard"><text:s text:c="2"/>[629,1] = <text:s/>2</text:p>
      <text:p text:style-name="Standard"><text:s text:c="2"/>[630,1] = <text:s/>3</text:p>
      <text:p text:style-name="Standard"><text:s text:c="2"/>[631,1] = <text:s/>1</text:p>
      <text:p text:style-name="Standard"><text:s text:c="2"/>[632,1] = <text:s/>2</text:p>
      <text:p text:style-name="Standard"><text:s text:c="2"/>[633,1] = <text:s/>3</text:p>
      <text:p text:style-name="Standard"><text:s text:c="2"/>[634,1] = <text:s/>1</text:p>
      <text:p text:style-name="Standard"><text:s text:c="2"/>[635,1] = <text:s/>2</text:p>
      <text:p text:style-name="Standard"><text:s text:c="2"/>[636,1] = <text:s/>3</text:p>
      <text:p text:style-name="Standard"><text:s text:c="2"/>[637,1] = <text:s/>1</text:p>
      <text:p text:style-name="Standard"><text:s text:c="2"/>[638,1] = <text:s/>2</text:p>
      <text:p text:style-name="Standard"><text:s text:c="2"/>[639,1] = <text:s/>3</text:p>
      <text:p text:style-name="Standard"><text:s text:c="2"/>[640,1] = <text:s/>1</text:p>
      <text:p text:style-name="Standard"><text:s text:c="2"/>[641,1] = <text:s/>2</text:p>
      <text:p text:style-name="Standard"><text:s text:c="2"/>[642,1] = <text:s/>3</text:p>
      <text:p text:style-name="Standard"><text:s text:c="2"/>[643,1] = <text:s/>1</text:p>
      <text:p text:style-name="Standard"><text:s text:c="2"/>[644,1] = <text:s/>2</text:p>
      <text:p text:style-name="Standard"><text:s text:c="2"/>[645,1] = <text:s/>3</text:p>
      <text:p text:style-name="Standard"><text:s text:c="2"/>[646,1] = <text:s/>1</text:p>
      <text:p text:style-name="Standard"><text:s text:c="2"/>[647,1] = <text:s/>2</text:p>
      <text:p text:style-name="Standard"><text:s text:c="2"/>[648,1] = <text:s/>3</text:p>
      <text:p text:style-name="Standard"><text:s text:c="2"/>[649,1] = <text:s/>1</text:p>
      <text:p text:style-name="Standard"><text:s text:c="2"/>[650,1] = <text:s/>2</text:p>
      <text:p text:style-name="Standard"><text:s text:c="2"/>[651,1] = <text:s/>3</text:p>
      <text:p text:style-name="Standard"><text:s text:c="2"/>[652,1] = <text:s/>1</text:p>
      <text:p text:style-name="Standard"><text:s text:c="2"/>[653,1] = <text:s/>2</text:p>
      <text:p text:style-name="Standard"><text:s text:c="2"/>[654,1] = <text:s/>3</text:p>
      <text:p text:style-name="Standard"><text:s text:c="2"/>[655,1] = <text:s/>1</text:p>
      <text:p text:style-name="Standard"><text:s text:c="2"/>[656,1] = <text:s/>2</text:p>
      <text:p text:style-name="Standard"><text:s text:c="2"/>[657,1] =</text:p>
      <text:p text:style-name="Standard"/>
      <text:p text:style-name="Standard"><text:s text:c="5"/>3 <text:s text:c="2"/>2</text:p>
      <text:p text:style-name="Standard"/>
      <text:p text:style-name="Standard"><text:s text:c="2"/>[658,1] = <text:s/>1</text:p>
      <text:p text:style-name="Standard"><text:s text:c="2"/>[659,1] = <text:s/>2</text:p>
      <text:p text:style-name="Standard"><text:s text:c="2"/>[660,1] = <text:s/>2</text:p>
      <text:p text:style-name="Standard"><text:s text:c="2"/>[661,1] =</text:p>
      <text:p text:style-name="Standard"/>
      <text:p text:style-name="Standard"><text:s text:c="5"/>3 <text:s text:c="2"/>1</text:p>
      <text:p text:style-name="Standard"/>
      <text:p text:style-name="Standard"><text:s text:c="2"/>[662,1] = <text:s/>2</text:p>
      <text:p text:style-name="Standard"><text:soft-page-break/><text:s text:c="2"/>[663,1] = <text:s/>3</text:p>
      <text:p text:style-name="Standard"><text:s text:c="2"/>[664,1] = <text:s/>1</text:p>
      <text:p text:style-name="Standard"><text:s text:c="2"/>[665,1] = <text:s/>2</text:p>
      <text:p text:style-name="Standard"><text:s text:c="2"/>[666,1] = <text:s/>2</text:p>
      <text:p text:style-name="Standard"><text:s text:c="2"/>[667,1] = <text:s/>1</text:p>
      <text:p text:style-name="Standard"><text:s text:c="2"/>[668,1] = <text:s/>2</text:p>
      <text:p text:style-name="Standard"><text:s text:c="2"/>[669,1] = <text:s/>3</text:p>
      <text:p text:style-name="Standard"><text:s text:c="2"/>[670,1] = <text:s/>1</text:p>
      <text:p text:style-name="Standard"><text:s text:c="2"/>[671,1] = <text:s/>2</text:p>
      <text:p text:style-name="Standard"><text:s text:c="2"/>[672,1] = <text:s/>3</text:p>
      <text:p text:style-name="Standard"><text:s text:c="2"/>[673,1] = <text:s/>1</text:p>
      <text:p text:style-name="Standard"><text:s text:c="2"/>[674,1] = <text:s/>2</text:p>
      <text:p text:style-name="Standard"><text:s text:c="2"/>[675,1] = <text:s/>3</text:p>
      <text:p text:style-name="Standard"><text:s text:c="2"/>[676,1] = <text:s/>1</text:p>
      <text:p text:style-name="Standard"><text:s text:c="2"/>[677,1] = <text:s/>2</text:p>
      <text:p text:style-name="Standard"><text:s text:c="2"/>[678,1] = <text:s/>2</text:p>
      <text:p text:style-name="Standard"><text:s text:c="2"/>[679,1] = <text:s/>1</text:p>
      <text:p text:style-name="Standard"><text:s text:c="2"/>[680,1] = <text:s/>2</text:p>
      <text:p text:style-name="Standard"><text:s text:c="2"/>[681,1] = <text:s/>2</text:p>
      <text:p text:style-name="Standard"><text:s text:c="2"/>[682,1] = <text:s/>1</text:p>
      <text:p text:style-name="Standard"><text:s text:c="2"/>[683,1] = <text:s/>2</text:p>
      <text:p text:style-name="Standard"><text:s text:c="2"/>[684,1] = <text:s/>3</text:p>
      <text:p text:style-name="Standard"><text:s text:c="2"/>[685,1] = <text:s/>1</text:p>
      <text:p text:style-name="Standard"><text:s text:c="2"/>[686,1] = <text:s/>2</text:p>
      <text:p text:style-name="Standard"><text:s text:c="2"/>[687,1] = <text:s/>3</text:p>
      <text:p text:style-name="Standard"><text:s text:c="2"/>[688,1] = <text:s/>1</text:p>
      <text:p text:style-name="Standard"><text:s text:c="2"/>[689,1] = <text:s/>2</text:p>
      <text:p text:style-name="Standard"><text:s text:c="2"/>[690,1] = <text:s/>2</text:p>
      <text:p text:style-name="Standard"><text:s text:c="2"/>[691,1] = <text:s/>1</text:p>
      <text:p text:style-name="Standard"><text:s text:c="2"/>[692,1] = <text:s/>2</text:p>
      <text:p text:style-name="Standard"><text:s text:c="2"/>[693,1] = <text:s/>2</text:p>
      <text:p text:style-name="Standard"><text:s text:c="2"/>[694,1] = <text:s/>1</text:p>
      <text:p text:style-name="Standard"><text:s text:c="2"/>[695,1] = <text:s/>2</text:p>
      <text:p text:style-name="Standard"><text:s text:c="2"/>[696,1] = <text:s/>3</text:p>
      <text:p text:style-name="Standard"><text:s text:c="2"/>[697,1] = <text:s/>1</text:p>
      <text:p text:style-name="Standard"><text:s text:c="2"/>[698,1] = <text:s/>2</text:p>
      <text:p text:style-name="Standard"><text:s text:c="2"/>[699,1] = <text:s/>3</text:p>
      <text:p text:style-name="Standard"><text:s text:c="2"/>[700,1] = <text:s/>1</text:p>
      <text:p text:style-name="Standard"><text:s text:c="2"/>[701,1] = <text:s/>2</text:p>
      <text:p text:style-name="Standard"><text:s text:c="2"/>[702,1] = <text:s/>2</text:p>
      <text:p text:style-name="Standard"><text:s text:c="2"/>[703,1] = <text:s/>1</text:p>
      <text:p text:style-name="Standard"><text:s text:c="2"/>[704,1] = <text:s/>2</text:p>
      <text:p text:style-name="Standard"><text:s text:c="2"/>[705,1] = <text:s/>3</text:p>
      <text:p text:style-name="Standard"><text:s text:c="2"/>[706,1] = <text:s/>1</text:p>
      <text:p text:style-name="Standard"><text:s text:c="2"/>[707,1] = <text:s/>2</text:p>
      <text:p text:style-name="Standard"><text:s text:c="2"/>[708,1] = <text:s/>3</text:p>
      <text:p text:style-name="Standard"><text:s text:c="2"/>[709,1] = <text:s/>1</text:p>
      <text:p text:style-name="Standard"><text:s text:c="2"/>[710,1] = <text:s/>2</text:p>
      <text:p text:style-name="Standard"><text:s text:c="2"/>[711,1] = <text:s/>3</text:p>
      <text:p text:style-name="Standard"><text:s text:c="2"/>[712,1] = <text:s/>1</text:p>
      <text:p text:style-name="Standard"><text:s text:c="2"/>[713,1] = <text:s/>2</text:p>
      <text:p text:style-name="Standard"><text:s text:c="2"/>[714,1] = <text:s/>2</text:p>
      <text:p text:style-name="Standard"><text:soft-page-break/><text:s text:c="2"/>[715,1] =</text:p>
      <text:p text:style-name="Standard"/>
      <text:p text:style-name="Standard"><text:s text:c="5"/>3 <text:s text:c="2"/>1</text:p>
      <text:p text:style-name="Standard"/>
      <text:p text:style-name="Standard"><text:s text:c="2"/>[716,1] = <text:s/>2</text:p>
      <text:p text:style-name="Standard"><text:s text:c="2"/>[717,1] = <text:s/>3</text:p>
      <text:p text:style-name="Standard"><text:s text:c="2"/>[718,1] = <text:s/>1</text:p>
      <text:p text:style-name="Standard"><text:s text:c="2"/>[719,1] = <text:s/>2</text:p>
      <text:p text:style-name="Standard"><text:s text:c="2"/>[720,1] = <text:s/>2</text:p>
      <text:p text:style-name="Standard"><text:s text:c="2"/>[721,1] = <text:s/>1</text:p>
      <text:p text:style-name="Standard"><text:s text:c="2"/>[722,1] = <text:s/>2</text:p>
      <text:p text:style-name="Standard"><text:s text:c="2"/>[723,1] =</text:p>
      <text:p text:style-name="Standard"/>
      <text:p text:style-name="Standard"><text:s text:c="5"/>3 <text:s text:c="2"/>2</text:p>
      <text:p text:style-name="Standard"/>
      <text:p text:style-name="Standard"><text:s text:c="2"/>[724,1] = <text:s/>1</text:p>
      <text:p text:style-name="Standard"><text:s text:c="2"/>[725,1] = <text:s/>2</text:p>
      <text:p text:style-name="Standard"><text:s text:c="2"/>[726,1] = <text:s/>3</text:p>
      <text:p text:style-name="Standard"><text:s text:c="2"/>[727,1] = <text:s/>1</text:p>
      <text:p text:style-name="Standard"><text:s text:c="2"/>[728,1] = <text:s/>2</text:p>
      <text:p text:style-name="Standard"><text:s text:c="2"/>[729,1] = <text:s/>3</text:p>
      <text:p text:style-name="Standard"><text:s text:c="2"/>[730,1] = <text:s/>1</text:p>
      <text:p text:style-name="Standard"><text:s text:c="2"/>[731,1] = <text:s/>2</text:p>
      <text:p text:style-name="Standard"><text:s text:c="2"/>[732,1] = <text:s/>3</text:p>
      <text:p text:style-name="Standard"><text:s text:c="2"/>[733,1] = <text:s/>1</text:p>
      <text:p text:style-name="Standard"><text:s text:c="2"/>[734,1] = <text:s/>2</text:p>
      <text:p text:style-name="Standard"><text:s text:c="2"/>[735,1] = <text:s/>3</text:p>
      <text:p text:style-name="Standard"><text:s text:c="2"/>[736,1] = <text:s/>1</text:p>
      <text:p text:style-name="Standard"><text:s text:c="2"/>[737,1] = <text:s/>2</text:p>
      <text:p text:style-name="Standard"><text:s text:c="2"/>[738,1] = <text:s/>3</text:p>
      <text:p text:style-name="Standard"><text:s text:c="2"/>[739,1] = <text:s/>1</text:p>
      <text:p text:style-name="Standard"><text:s text:c="2"/>[740,1] = <text:s/>2</text:p>
      <text:p text:style-name="Standard"><text:s text:c="2"/>[741,1] = <text:s/>3</text:p>
      <text:p text:style-name="Standard"><text:s text:c="2"/>[742,1] = <text:s/>1</text:p>
      <text:p text:style-name="Standard"><text:s text:c="2"/>[743,1] = <text:s/>2</text:p>
      <text:p text:style-name="Standard"><text:s text:c="2"/>[744,1] = <text:s/>3</text:p>
      <text:p text:style-name="Standard"><text:s text:c="2"/>[745,1] = <text:s/>1</text:p>
      <text:p text:style-name="Standard"><text:s text:c="2"/>[746,1] = <text:s/>2</text:p>
      <text:p text:style-name="Standard"><text:s text:c="2"/>[747,1] =</text:p>
      <text:p text:style-name="Standard"/>
      <text:p text:style-name="Standard"><text:s text:c="5"/>3 <text:s text:c="2"/>2</text:p>
      <text:p text:style-name="Standard"/>
      <text:p text:style-name="Standard"><text:s text:c="2"/>[748,1] = <text:s/>1</text:p>
      <text:p text:style-name="Standard"><text:s text:c="2"/>[749,1] = <text:s/>2</text:p>
      <text:p text:style-name="Standard"><text:s text:c="2"/>[750,1] = <text:s/>3</text:p>
      <text:p text:style-name="Standard">}</text:p>
      <text:p text:style-name="Standard"/>
      <text:p text:style-name="Standard"># Created by Octave 4.2.2, Fri Nov 06 11:43:26 2020 -03 &lt;root@patricia-P5K-SE&gt;</text:p>
      <text:p text:style-name="Standard"># name: SUBJECT</text:p>
      <text:p text:style-name="Standard"># type: sq_string</text:p>
      <text:p text:style-name="Standard"># elements: 1</text:p>
      <text:p text:style-name="Standard"># length: 3</text:p>
      <text:p text:style-name="Standard"><text:soft-page-break/>003</text:p>
      <text:p text:style-name="Standard"/>
      <text:p text:style-name="Standard"/>
      <text:p text:style-name="Standard"># name: age</text:p>
      <text:p text:style-name="Standard"># type: sq_string</text:p>
      <text:p text:style-name="Standard"># elements: 1</text:p>
      <text:p text:style-name="Standard"># length: 2</text:p>
      <text:p text:style-name="Standard">28</text:p>
      <text:p text:style-name="Standard"/>
      <text:p text:style-name="Standard"/>
      <text:p text:style-name="Standard"># name: vet</text:p>
      <text:p text:style-name="Standard"># type: matrix</text:p>
      <text:p text:style-name="Standard"># rows: 1</text:p>
      <text:p text:style-name="Standard"># columns: 6</text:p>
      <text:p text:style-name="Standard"><text:s/>1 1 2 2 3 3</text:p>
      <text:p text:style-name="Standard"/>
      <text:p text:style-name="Standard"/>
      <text:p text:style-name="Standard"># name: rvet</text:p>
      <text:p text:style-name="Standard"># type: matrix</text:p>
      <text:p text:style-name="Standard"># rows: 1</text:p>
      <text:p text:style-name="Standard"># columns: 6</text:p>
      <text:p text:style-name="Standard"><text:s/>1 3 2 6 4 5</text:p>
      <text:p text:style-name="Standard"/>
      <text:p text:style-name="Standard"/>
      <text:p text:style-name="Standard"># name: response</text:p>
      <text:p text:style-name="Standard"># type: cell</text:p>
      <text:p text:style-name="Standard"># rows: 6</text:p>
      <text:p text:style-name="Standard"># columns: 1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/>
      <text:p text:style-name="Standard"/>
      <text:p text:style-name="Standard"/>
      <text:p text:style-name="Standard"># name: rt1</text:p>
      <text:p text:style-name="Standard"># type: matrix</text:p>
      <text:p text:style-name="Standard"># rows: 6</text:p>
      <text:p text:style-name="Standard"># columns: 1</text:p>
      <text:p text:style-name="Standard"><text:s/>1.034904003143311</text:p>
      <text:p text:style-name="Standard"><text:s/>0.5272960662841797</text:p>
      <text:p text:style-name="Standard"><text:s/>0.4671611785888672</text:p>
      <text:p text:style-name="Standard"><text:s/>0.3841590881347656</text:p>
      <text:p text:style-name="Standard"><text:s/>0.3610539436340332</text:p>
      <text:p text:style-name="Standard"><text:s/>0.2714600563049316</text:p>
      <text:p text:style-name="Standard"/>
      <text:p text:style-name="Standard"/>
      <text:p text:style-name="Standard"># name: antecipatedresponse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avg</text:p>
      <text:p text:style-name="Standard"># type: scalar</text:p>
      <text:p text:style-name="Standard">0.507672389348348</text:p>
      <text:p text:style-name="Standard"/>
      <text:p text:style-name="Standard"/>
      <text:p text:style-name="Standard"># name: seq</text:p>
      <text:p text:style-name="Standard"># type: matrix</text:p>
      <text:p text:style-name="Standard"># rows: 1</text:p>
      <text:p text:style-name="Standard"># columns: 750</text:p>
      <text:p text:style-name="Standard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Standard"/>
      <text:p text:style-name="Standard"><text:soft-page-break/></text:p>
      <text:p text:style-name="Standard"># name: responseTeste</text:p>
      <text:p text:style-name="Standard"># type: cell</text:p>
      <text:p text:style-name="Standard"># rows: 750</text:p>
      <text:p text:style-name="Standard"># columns: 1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<text:soft-page-break/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matrix</text:p>
      <text:p text:style-name="Standard"># rows: 1</text:p>
      <text:p text:style-name="Standard"># columns: 2</text:p>
      <text:p text:style-name="Standard"><text:s/>2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1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3 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/>
      <text:p text:style-name="Standard"/>
      <text:p text:style-name="Standard"/>
      <text:p text:style-name="Standard"># name: rt2</text:p>
      <text:p text:style-name="Standard"># type: matrix</text:p>
      <text:p text:style-name="Standard"># rows: 750</text:p>
      <text:p text:style-name="Standard"># columns: 1</text:p>
      <text:p text:style-name="Standard"><text:s/>0.3554239273071289</text:p>
      <text:p text:style-name="Standard"><text:s/>0.1986498832702637</text:p>
      <text:p text:style-name="Standard"><text:s/>0.3394980430603027</text:p>
      <text:p text:style-name="Standard"><text:s/>0.2771670818328857</text:p>
      <text:p text:style-name="Standard"><text:s/>0.2839260101318359</text:p>
      <text:p text:style-name="Standard"><text:s/>0.2213699817657471</text:p>
      <text:p text:style-name="Standard"><text:s/>0.27134108543396</text:p>
      <text:p text:style-name="Standard"><text:s/>0.3604278564453125</text:p>
      <text:p text:style-name="Standard"><text:s/>0.282926082611084</text:p>
      <text:p text:style-name="Standard"><text:s/>0.3723058700561523</text:p>
      <text:p text:style-name="Standard"><text:s/>0.2211771011352539</text:p>
      <text:p text:style-name="Standard"><text:s/>0.2595338821411133</text:p>
      <text:p text:style-name="Standard"><text:s/>0.3102269172668457</text:p>
      <text:p text:style-name="Standard"><text:s/>0.2714979648590088</text:p>
      <text:p text:style-name="Standard"><text:s/>0.137347936630249</text:p>
      <text:p text:style-name="Standard"><text:s/>0.2264010906219482</text:p>
      <text:p text:style-name="Standard"><text:s/>0.2091290950775146</text:p>
      <text:p text:style-name="Standard"><text:s/>0.253870964050293</text:p>
      <text:p text:style-name="Standard"><text:s/>0.2875461578369141</text:p>
      <text:p text:style-name="Standard"><text:s/>0.2605350017547607</text:p>
      <text:p text:style-name="Standard"><text:s/>0.2432918548583984</text:p>
      <text:p text:style-name="Standard"><text:s/>0.2600979804992676</text:p>
      <text:p text:style-name="Standard"><text:s/>0.1313979625701904</text:p>
      <text:p text:style-name="Standard"><text:s/>0.1662259101867676</text:p>
      <text:p text:style-name="Standard"><text:s/>0.254828929901123</text:p>
      <text:p text:style-name="Standard"><text:s/>0.2818021774291992</text:p>
      <text:p text:style-name="Standard"><text:s/>0.2003369331359863</text:p>
      <text:p text:style-name="Standard"><text:s/>0.1984930038452148</text:p>
      <text:p text:style-name="Standard"><text:s/>0.2036049365997314</text:p>
      <text:p text:style-name="Standard"><text:s/>0.1605610847473145</text:p>
      <text:p text:style-name="Standard"><text:s/>0.2765219211578369</text:p>
      <text:p text:style-name="Standard"><text:s/>0.2273960113525391</text:p>
      <text:p text:style-name="Standard"><text:s/>0.1981959342956543</text:p>
      <text:p text:style-name="Standard"><text:s/>0.2314960956573486</text:p>
      <text:p text:style-name="Standard"><text:s/>0.2705569267272949</text:p>
      <text:p text:style-name="Standard"><text:s/>0.2262029647827148</text:p>
      <text:p text:style-name="Standard"><text:s/>0.2482120990753174</text:p>
      <text:p text:style-name="Standard"><text:s/>0.1758060455322266</text:p>
      <text:p text:style-name="Standard"><text:soft-page-break/><text:s/>0.2147409915924072</text:p>
      <text:p text:style-name="Standard"><text:s/>0.2211418151855469</text:p>
      <text:p text:style-name="Standard"><text:s/>0.1087031364440918</text:p>
      <text:p text:style-name="Standard"><text:s/>0.09760713577270508</text:p>
      <text:p text:style-name="Standard"><text:s/>0.1588890552520752</text:p>
      <text:p text:style-name="Standard"><text:s/>0.08298802375793457</text:p>
      <text:p text:style-name="Standard"><text:s/>0.136713981628418</text:p>
      <text:p text:style-name="Standard"><text:s/>0.1764039993286133</text:p>
      <text:p text:style-name="Standard"><text:s/>0.1204228401184082</text:p>
      <text:p text:style-name="Standard"><text:s/>0.0700831413269043</text:p>
      <text:p text:style-name="Standard"><text:s/>0.1674039363861084</text:p>
      <text:p text:style-name="Standard"><text:s/>0.08110904693603516</text:p>
      <text:p text:style-name="Standard"><text:s/>0.2043519020080566</text:p>
      <text:p text:style-name="Standard"><text:s/>0.2538039684295654</text:p>
      <text:p text:style-name="Standard"><text:s/>0.1936399936676025</text:p>
      <text:p text:style-name="Standard"><text:s/>0.2316031455993652</text:p>
      <text:p text:style-name="Standard"><text:s/>0.1980540752410889</text:p>
      <text:p text:style-name="Standard"><text:s/>0.2205879688262939</text:p>
      <text:p text:style-name="Standard"><text:s/>0.1985979080200195</text:p>
      <text:p text:style-name="Standard"><text:s/>0.2656278610229492</text:p>
      <text:p text:style-name="Standard"><text:s/>0.2046160697937012</text:p>
      <text:p text:style-name="Standard"><text:s/>0.2938189506530762</text:p>
      <text:p text:style-name="Standard"><text:s/>0.2043261528015137</text:p>
      <text:p text:style-name="Standard"><text:s/>0.1987810134887695</text:p>
      <text:p text:style-name="Standard"><text:s/>0.1092901229858398</text:p>
      <text:p text:style-name="Standard"><text:s/>0.2032999992370605</text:p>
      <text:p text:style-name="Standard"><text:s/>0.1593630313873291</text:p>
      <text:p text:style-name="Standard"><text:s/>0.1664669513702393</text:p>
      <text:p text:style-name="Standard"><text:s/>0.1422009468078613</text:p>
      <text:p text:style-name="Standard"><text:s/>0.153378963470459</text:p>
      <text:p text:style-name="Standard"><text:s/>0.06436395645141602</text:p>
      <text:p text:style-name="Standard"><text:s/>0.09757208824157715</text:p>
      <text:p text:style-name="Standard"><text:s/>0.04744601249694824</text:p>
      <text:p text:style-name="Standard"><text:s/>0.04215693473815918</text:p>
      <text:p text:style-name="Standard"><text:s/>0.0756831169128418</text:p>
      <text:p text:style-name="Standard"><text:s/>0.03664398193359375</text:p>
      <text:p text:style-name="Standard"><text:s/>0.04831600189208984</text:p>
      <text:p text:style-name="Standard"><text:s/>0.09876894950866699</text:p>
      <text:p text:style-name="Standard"><text:s/>0.05292081832885742</text:p>
      <text:p text:style-name="Standard"><text:s/>0.03068304061889648</text:p>
      <text:p text:style-name="Standard"><text:s/>0.06547284126281738</text:p>
      <text:p text:style-name="Standard"><text:s/>0.05332803726196289</text:p>
      <text:p text:style-name="Standard"><text:s/>0.1538097858428955</text:p>
      <text:p text:style-name="Standard"><text:s/>0.2614719867706299</text:p>
      <text:p text:style-name="Standard"><text:s/>0.1426041126251221</text:p>
      <text:p text:style-name="Standard"><text:s/>0.2216479778289795</text:p>
      <text:p text:style-name="Standard"><text:s/>0.09274601936340332</text:p>
      <text:p text:style-name="Standard"><text:s/>0.08759093284606934</text:p>
      <text:p text:style-name="Standard"><text:s/>0.09332489967346191</text:p>
      <text:p text:style-name="Standard"><text:s/>0.1257269382476807</text:p>
      <text:p text:style-name="Standard"><text:s/>0.09957003593444824</text:p>
      <text:p text:style-name="Standard"><text:s/>0.1595139503479004</text:p>
      <text:p text:style-name="Standard"><text:soft-page-break/><text:s/>0.2048690319061279</text:p>
      <text:p text:style-name="Standard"><text:s/>0.1089768409729004</text:p>
      <text:p text:style-name="Standard"><text:s/>0.09761595726013184</text:p>
      <text:p text:style-name="Standard"><text:s/>0.1603960990905762</text:p>
      <text:p text:style-name="Standard"><text:s/>0.08096408843994141</text:p>
      <text:p text:style-name="Standard"><text:s/>0.04182195663452148</text:p>
      <text:p text:style-name="Standard"><text:s/>0.1149251461029053</text:p>
      <text:p text:style-name="Standard"><text:s/>0.05316591262817383</text:p>
      <text:p text:style-name="Standard"><text:s/>0.1817781925201416</text:p>
      <text:p text:style-name="Standard"><text:s/>0.1649730205535889</text:p>
      <text:p text:style-name="Standard"><text:s/>0.06415200233459473</text:p>
      <text:p text:style-name="Standard"><text:s/>0.03197097778320312</text:p>
      <text:p text:style-name="Standard"><text:s/>0.1337828636169434</text:p>
      <text:p text:style-name="Standard"><text:s/>0.1089119911193848</text:p>
      <text:p text:style-name="Standard"><text:s/>0.09932088851928711</text:p>
      <text:p text:style-name="Standard"><text:s/>0.1258549690246582</text:p>
      <text:p text:style-name="Standard"><text:s/>0.09774994850158691</text:p>
      <text:p text:style-name="Standard"><text:s/>0.0926048755645752</text:p>
      <text:p text:style-name="Standard"><text:s/>0.1152658462524414</text:p>
      <text:p text:style-name="Standard"><text:s/>0.07545089721679688</text:p>
      <text:p text:style-name="Standard"><text:s/>0.1039009094238281</text:p>
      <text:p text:style-name="Standard"><text:s/>0.09760689735412598</text:p>
      <text:p text:style-name="Standard"><text:s/>0.06978392601013184</text:p>
      <text:p text:style-name="Standard"><text:s/>0.1031920909881592</text:p>
      <text:p text:style-name="Standard"><text:s/>0.05894684791564941</text:p>
      <text:p text:style-name="Standard"><text:s/>0.09227895736694336</text:p>
      <text:p text:style-name="Standard"><text:s/>0.01456594467163086</text:p>
      <text:p text:style-name="Standard"><text:s/>0.06992602348327637</text:p>
      <text:p text:style-name="Standard"><text:s/>0.04229497909545898</text:p>
      <text:p text:style-name="Standard"><text:s/>0.1758930683135986</text:p>
      <text:p text:style-name="Standard"><text:s/>0.2099969387054443</text:p>
      <text:p text:style-name="Standard"><text:s/>0.1317691802978516</text:p>
      <text:p text:style-name="Standard"><text:s/>0.07606697082519531</text:p>
      <text:p text:style-name="Standard"><text:s/>0.1540291309356689</text:p>
      <text:p text:style-name="Standard"><text:s/>0.01963305473327637</text:p>
      <text:p text:style-name="Standard"><text:s/>0.08114504814147949</text:p>
      <text:p text:style-name="Standard"><text:s/>0.07560896873474121</text:p>
      <text:p text:style-name="Standard"><text:s/>0.01474881172180176</text:p>
      <text:p text:style-name="Standard"><text:s/>0.07613992691040039</text:p>
      <text:p text:style-name="Standard"><text:s/>0.1089560985565186</text:p>
      <text:p text:style-name="Standard"><text:s/>0.05887317657470703</text:p>
      <text:p text:style-name="Standard"><text:s/>0.04764199256896973</text:p>
      <text:p text:style-name="Standard"><text:s/>0.09229302406311035</text:p>
      <text:p text:style-name="Standard"><text:s/>0.04760503768920898</text:p>
      <text:p text:style-name="Standard"><text:s/>0.01389098167419434</text:p>
      <text:p text:style-name="Standard"><text:s/>0.1648828983306885</text:p>
      <text:p text:style-name="Standard"><text:s/>0.1266098022460938</text:p>
      <text:p text:style-name="Standard"><text:s/>0.1817710399627686</text:p>
      <text:p text:style-name="Standard"><text:s/>0.2655620574951172</text:p>
      <text:p text:style-name="Standard"><text:s/>0.2787399291992188</text:p>
      <text:p text:style-name="Standard"><text:s/>0.2038841247558594</text:p>
      <text:p text:style-name="Standard"><text:s/>0.2830569744110107</text:p>
      <text:p text:style-name="Standard"><text:soft-page-break/><text:s/>0.1591088771820068</text:p>
      <text:p text:style-name="Standard"><text:s/>0.1668269634246826</text:p>
      <text:p text:style-name="Standard"><text:s/>0.2375648021697998</text:p>
      <text:p text:style-name="Standard"><text:s/>0.2093269824981689</text:p>
      <text:p text:style-name="Standard"><text:s/>0.1813759803771973</text:p>
      <text:p text:style-name="Standard"><text:s/>0.06409502029418945</text:p>
      <text:p text:style-name="Standard"><text:s/>0.08691501617431641</text:p>
      <text:p text:style-name="Standard"><text:s/>0.1589150428771973</text:p>
      <text:p text:style-name="Standard"><text:s/>0.3200619220733643</text:p>
      <text:p text:style-name="Standard"><text:s/>0.220789909362793</text:p>
      <text:p text:style-name="Standard"><text:s/>0.186967134475708</text:p>
      <text:p text:style-name="Standard"><text:s/>0.2594630718231201</text:p>
      <text:p text:style-name="Standard"><text:s/>0.0824129581451416</text:p>
      <text:p text:style-name="Standard"><text:s/>0.2484450340270996</text:p>
      <text:p text:style-name="Standard"><text:s/>0.1652519702911377</text:p>
      <text:p text:style-name="Standard"><text:s/>0.09295988082885742</text:p>
      <text:p text:style-name="Standard"><text:s/>0.2147979736328125</text:p>
      <text:p text:style-name="Standard"><text:s/>0.2387001514434814</text:p>
      <text:p text:style-name="Standard"><text:s/>0.1201260089874268</text:p>
      <text:p text:style-name="Standard"><text:s/>0.0920259952545166</text:p>
      <text:p text:style-name="Standard"><text:s/>0.1596741676330566</text:p>
      <text:p text:style-name="Standard"><text:s/>0.1164641380310059</text:p>
      <text:p text:style-name="Standard"><text:s/>0.08815884590148926</text:p>
      <text:p text:style-name="Standard"><text:s/>0.08682799339294434</text:p>
      <text:p text:style-name="Standard"><text:s/>0.08115696907043457</text:p>
      <text:p text:style-name="Standard"><text:s/>0.04181098937988281</text:p>
      <text:p text:style-name="Standard"><text:s/>0.1034669876098633</text:p>
      <text:p text:style-name="Standard"><text:s/>0.06412887573242188</text:p>
      <text:p text:style-name="Standard"><text:s/>0.08636188507080078</text:p>
      <text:p text:style-name="Standard"><text:s/>0.07569408416748047</text:p>
      <text:p text:style-name="Standard"><text:s/>0.02506399154663086</text:p>
      <text:p text:style-name="Standard"><text:s/>0.0087738037109375</text:p>
      <text:p text:style-name="Standard"><text:s/>0.1047618389129639</text:p>
      <text:p text:style-name="Standard"><text:s/>0.08788800239562988</text:p>
      <text:p text:style-name="Standard"><text:s/>0.06509518623352051</text:p>
      <text:p text:style-name="Standard"><text:s/>0.08200502395629883</text:p>
      <text:p text:style-name="Standard"><text:s/>0.0478360652923584</text:p>
      <text:p text:style-name="Standard"><text:s/>0.05873584747314453</text:p>
      <text:p text:style-name="Standard"><text:s/>0.1198198795318604</text:p>
      <text:p text:style-name="Standard"><text:s/>0.09751200675964355</text:p>
      <text:p text:style-name="Standard"><text:s/>0.136681079864502</text:p>
      <text:p text:style-name="Standard"><text:s/>0.05850601196289062</text:p>
      <text:p text:style-name="Standard"><text:s/>0.03706812858581543</text:p>
      <text:p text:style-name="Standard"><text:s/>6.345189094543457</text:p>
      <text:p text:style-name="Standard"><text:s/>0.4714560508728027</text:p>
      <text:p text:style-name="Standard"><text:s/>0.2479248046875</text:p>
      <text:p text:style-name="Standard"><text:s/>0.1200211048126221</text:p>
      <text:p text:style-name="Standard"><text:s/>0.06959700584411621</text:p>
      <text:p text:style-name="Standard"><text:s/>1.794737100601196</text:p>
      <text:p text:style-name="Standard"><text:s/>0.2816910743713379</text:p>
      <text:p text:style-name="Standard"><text:s/>0.2317650318145752</text:p>
      <text:p text:style-name="Standard"><text:s/>0.1495418548583984</text:p>
      <text:p text:style-name="Standard"><text:soft-page-break/><text:s/>0.0482330322265625</text:p>
      <text:p text:style-name="Standard"><text:s/>0.09794807434082031</text:p>
      <text:p text:style-name="Standard"><text:s/>1.642237901687622</text:p>
      <text:p text:style-name="Standard"><text:s/>0.1989850997924805</text:p>
      <text:p text:style-name="Standard"><text:s/>0.125446081161499</text:p>
      <text:p text:style-name="Standard"><text:s/>0.03666210174560547</text:p>
      <text:p text:style-name="Standard"><text:s/>0.05376696586608887</text:p>
      <text:p text:style-name="Standard"><text:s/>0.03642797470092773</text:p>
      <text:p text:style-name="Standard"><text:s/>0.02506113052368164</text:p>
      <text:p text:style-name="Standard"><text:s/>0.1978700160980225</text:p>
      <text:p text:style-name="Standard"><text:s/>0.2541408538818359</text:p>
      <text:p text:style-name="Standard"><text:s/>0.2874829769134521</text:p>
      <text:p text:style-name="Standard"><text:s/>0.1365368366241455</text:p>
      <text:p text:style-name="Standard"><text:s/>0.2593879699707031</text:p>
      <text:p text:style-name="Standard"><text:s/>0.1198890209197998</text:p>
      <text:p text:style-name="Standard"><text:s/>0.1424298286437988</text:p>
      <text:p text:style-name="Standard"><text:s/>0.09195685386657715</text:p>
      <text:p text:style-name="Standard"><text:s/>0.08657002449035645</text:p>
      <text:p text:style-name="Standard"><text:s/>0.1755530834197998</text:p>
      <text:p text:style-name="Standard"><text:s/>0.08655691146850586</text:p>
      <text:p text:style-name="Standard"><text:s/>0.01984715461730957</text:p>
      <text:p text:style-name="Standard"><text:s/>0.008558034896850586</text:p>
      <text:p text:style-name="Standard"><text:s/>0.04904294013977051</text:p>
      <text:p text:style-name="Standard"><text:s/>0.1198451519012451</text:p>
      <text:p text:style-name="Standard"><text:s/>0.08629608154296875</text:p>
      <text:p text:style-name="Standard"><text:s/>0.04757308959960938</text:p>
      <text:p text:style-name="Standard"><text:s/>0.04724788665771484</text:p>
      <text:p text:style-name="Standard"><text:s/>1.776530027389526</text:p>
      <text:p text:style-name="Standard"><text:s/>0.1983211040496826</text:p>
      <text:p text:style-name="Standard"><text:s/>0.1199250221252441</text:p>
      <text:p text:style-name="Standard"><text:s/>0.1041140556335449</text:p>
      <text:p text:style-name="Standard"><text:s/>0.1588239669799805</text:p>
      <text:p text:style-name="Standard"><text:s/>0.008559942245483398</text:p>
      <text:p text:style-name="Standard"><text:s/>0.02519416809082031</text:p>
      <text:p text:style-name="Standard"><text:s/>0.1149179935455322</text:p>
      <text:p text:style-name="Standard"><text:s/>0.07028889656066895</text:p>
      <text:p text:style-name="Standard"><text:s/>0.10359787940979</text:p>
      <text:p text:style-name="Standard"><text:s/>0.1591358184814453</text:p>
      <text:p text:style-name="Standard"><text:s/>0.03128790855407715</text:p>
      <text:p text:style-name="Standard"><text:s/>0.4249250888824463</text:p>
      <text:p text:style-name="Standard"><text:s/>0.3263421058654785</text:p>
      <text:p text:style-name="Standard"><text:s/>0.09753203392028809</text:p>
      <text:p text:style-name="Standard"><text:s/>0.214630126953125</text:p>
      <text:p text:style-name="Standard"><text:s/>0.1087489128112793</text:p>
      <text:p text:style-name="Standard"><text:s/>0.06962203979492188</text:p>
      <text:p text:style-name="Standard"><text:s/>0.09754514694213867</text:p>
      <text:p text:style-name="Standard"><text:s/>0.08680605888366699</text:p>
      <text:p text:style-name="Standard"><text:s/>0.07027602195739746</text:p>
      <text:p text:style-name="Standard"><text:s/>0.1041178703308105</text:p>
      <text:p text:style-name="Standard"><text:s/>0.07715010643005371</text:p>
      <text:p text:style-name="Standard"><text:s/>1.506308078765869</text:p>
      <text:p text:style-name="Standard"><text:s/>0.142326831817627</text:p>
      <text:p text:style-name="Standard"><text:soft-page-break/><text:s/>0.1532661914825439</text:p>
      <text:p text:style-name="Standard"><text:s/>0.08112406730651855</text:p>
      <text:p text:style-name="Standard"><text:s/>0.09280800819396973</text:p>
      <text:p text:style-name="Standard"><text:s/>0.1259419918060303</text:p>
      <text:p text:style-name="Standard"><text:s/>0.04197001457214355</text:p>
      <text:p text:style-name="Standard"><text:s/>0.198613166809082</text:p>
      <text:p text:style-name="Standard"><text:s/>0.7569549083709717</text:p>
      <text:p text:style-name="Standard"><text:s/>0.3429789543151855</text:p>
      <text:p text:style-name="Standard"><text:s/>0.2149441242218018</text:p>
      <text:p text:style-name="Standard"><text:s/>0.2873179912567139</text:p>
      <text:p text:style-name="Standard"><text:s/>0.1980531215667725</text:p>
      <text:p text:style-name="Standard"><text:s/>0.1373939514160156</text:p>
      <text:p text:style-name="Standard"><text:s/>0.1256239414215088</text:p>
      <text:p text:style-name="Standard"><text:s/>0.1091489791870117</text:p>
      <text:p text:style-name="Standard"><text:s/>0.2163608074188232</text:p>
      <text:p text:style-name="Standard"><text:s/>0.1367990970611572</text:p>
      <text:p text:style-name="Standard"><text:s/>0.1156158447265625</text:p>
      <text:p text:style-name="Standard"><text:s/>0.04853200912475586</text:p>
      <text:p text:style-name="Standard"><text:s/>0.03655505180358887</text:p>
      <text:p text:style-name="Standard"><text:s/>0.008316993713378906</text:p>
      <text:p text:style-name="Standard"><text:s/>1.448477029800415</text:p>
      <text:p text:style-name="Standard"><text:s/>0.3374519348144531</text:p>
      <text:p text:style-name="Standard"><text:s/>0.0417931079864502</text:p>
      <text:p text:style-name="Standard"><text:s/>0.01951479911804199</text:p>
      <text:p text:style-name="Standard"><text:s/>0.04185199737548828</text:p>
      <text:p text:style-name="Standard"><text:s/>0.01530289649963379</text:p>
      <text:p text:style-name="Standard"><text:s/>0.01545619964599609</text:p>
      <text:p text:style-name="Standard"><text:s/>0.04189205169677734</text:p>
      <text:p text:style-name="Standard"><text:s/>0.009287834167480469</text:p>
      <text:p text:style-name="Standard"><text:s/>0.3894758224487305</text:p>
      <text:p text:style-name="Standard"><text:s/>0.2985599040985107</text:p>
      <text:p text:style-name="Standard"><text:s/>0.109032154083252</text:p>
      <text:p text:style-name="Standard"><text:s/>0.2376220226287842</text:p>
      <text:p text:style-name="Standard"><text:s/>0.2148451805114746</text:p>
      <text:p text:style-name="Standard"><text:s/>0.03691697120666504</text:p>
      <text:p text:style-name="Standard"><text:s/>0.1033439636230469</text:p>
      <text:p text:style-name="Standard"><text:s/>0.0307011604309082</text:p>
      <text:p text:style-name="Standard"><text:s/>0.04768800735473633</text:p>
      <text:p text:style-name="Standard"><text:s/>0.0307159423828125</text:p>
      <text:p text:style-name="Standard"><text:s/>0.171212911605835</text:p>
      <text:p text:style-name="Standard"><text:s/>0.04401206970214844</text:p>
      <text:p text:style-name="Standard"><text:s/>0.1433870792388916</text:p>
      <text:p text:style-name="Standard"><text:s/>0.1872060298919678</text:p>
      <text:p text:style-name="Standard"><text:s/>0.02510190010070801</text:p>
      <text:p text:style-name="Standard"><text:s/>0.06407999992370605</text:p>
      <text:p text:style-name="Standard"><text:s/>0.08645987510681152</text:p>
      <text:p text:style-name="Standard"><text:s/>0.08094596862792969</text:p>
      <text:p text:style-name="Standard"><text:s/>0.06457614898681641</text:p>
      <text:p text:style-name="Standard"><text:s/>0.1036088466644287</text:p>
      <text:p text:style-name="Standard"><text:s/>0.0475001335144043</text:p>
      <text:p text:style-name="Standard"><text:s/>0.1033248901367188</text:p>
      <text:p text:style-name="Standard"><text:s/>0.08153486251831055</text:p>
      <text:p text:style-name="Standard"><text:soft-page-break/><text:s/>0.07665896415710449</text:p>
      <text:p text:style-name="Standard"><text:s/>0.1209840774536133</text:p>
      <text:p text:style-name="Standard"><text:s/>0.3270208835601807</text:p>
      <text:p text:style-name="Standard"><text:s/>0.04457306861877441</text:p>
      <text:p text:style-name="Standard"><text:s/>0.1945991516113281</text:p>
      <text:p text:style-name="Standard"><text:s/>0.2305839061737061</text:p>
      <text:p text:style-name="Standard"><text:s/>0.0372779369354248</text:p>
      <text:p text:style-name="Standard"><text:s/>0.2273709774017334</text:p>
      <text:p text:style-name="Standard"><text:s/>0.2053549289703369</text:p>
      <text:p text:style-name="Standard"><text:s/>0.04751300811767578</text:p>
      <text:p text:style-name="Standard"><text:s/>0.1535370349884033</text:p>
      <text:p text:style-name="Standard"><text:s/>0.1147079467773438</text:p>
      <text:p text:style-name="Standard"><text:s/>0.01397395133972168</text:p>
      <text:p text:style-name="Standard"><text:s/>0.08797812461853027</text:p>
      <text:p text:style-name="Standard"><text:s/>0.06429195404052734</text:p>
      <text:p text:style-name="Standard"><text:s/>1.082865953445435</text:p>
      <text:p text:style-name="Standard"><text:s/>0.08107209205627441</text:p>
      <text:p text:style-name="Standard"><text:s/>0.1262500286102295</text:p>
      <text:p text:style-name="Standard"><text:s/>1.271365165710449</text:p>
      <text:p text:style-name="Standard"><text:s/>0.1034200191497803</text:p>
      <text:p text:style-name="Standard"><text:s/>0.06980204582214355</text:p>
      <text:p text:style-name="Standard"><text:s/>0.1038789749145508</text:p>
      <text:p text:style-name="Standard"><text:s/>0.0864870548248291</text:p>
      <text:p text:style-name="Standard"><text:s/>0.1994290351867676</text:p>
      <text:p text:style-name="Standard"><text:s/>0.1200900077819824</text:p>
      <text:p text:style-name="Standard"><text:s/>0.0866389274597168</text:p>
      <text:p text:style-name="Standard"><text:s/>0.0929419994354248</text:p>
      <text:p text:style-name="Standard"><text:s/>0.09307622909545898</text:p>
      <text:p text:style-name="Standard"><text:s/>1.287735939025879</text:p>
      <text:p text:style-name="Standard"><text:s/>0.03626489639282227</text:p>
      <text:p text:style-name="Standard"><text:s/>0.119938850402832</text:p>
      <text:p text:style-name="Standard"><text:s/>0.05986595153808594</text:p>
      <text:p text:style-name="Standard"><text:s/>0.08652114868164062</text:p>
      <text:p text:style-name="Standard"><text:s/>1.35868501663208</text:p>
      <text:p text:style-name="Standard"><text:s/>1.165133953094482</text:p>
      <text:p text:style-name="Standard"><text:s/>0.1934621334075928</text:p>
      <text:p text:style-name="Standard"><text:s/>0.05882596969604492</text:p>
      <text:p text:style-name="Standard"><text:s/>0.5321319103240967</text:p>
      <text:p text:style-name="Standard"><text:s/>0.109004020690918</text:p>
      <text:p text:style-name="Standard"><text:s/>0.08674001693725586</text:p>
      <text:p text:style-name="Standard"><text:s/>0.1159980297088623</text:p>
      <text:p text:style-name="Standard"><text:s/>0.2539708614349365</text:p>
      <text:p text:style-name="Standard"><text:s/>0.06418418884277344</text:p>
      <text:p text:style-name="Standard"><text:s/>0.1539580821990967</text:p>
      <text:p text:style-name="Standard"><text:s/>0.05960988998413086</text:p>
      <text:p text:style-name="Standard"><text:s/>0.05930900573730469</text:p>
      <text:p text:style-name="Standard"><text:s/>0.06449604034423828</text:p>
      <text:p text:style-name="Standard"><text:s/>0.09271717071533203</text:p>
      <text:p text:style-name="Standard"><text:s/>0.04187583923339844</text:p>
      <text:p text:style-name="Standard"><text:s/>0.368865966796875</text:p>
      <text:p text:style-name="Standard"><text:s/>0.1318469047546387</text:p>
      <text:p text:style-name="Standard"><text:s/>0.1089680194854736</text:p>
      <text:p text:style-name="Standard"><text:soft-page-break/><text:s/>0.09805607795715332</text:p>
      <text:p text:style-name="Standard"><text:s/>0.09260296821594238</text:p>
      <text:p text:style-name="Standard"><text:s/>0.05895900726318359</text:p>
      <text:p text:style-name="Standard"><text:s/>0.06418704986572266</text:p>
      <text:p text:style-name="Standard"><text:s/>0.1094589233398438</text:p>
      <text:p text:style-name="Standard"><text:s/>0.01947999000549316</text:p>
      <text:p text:style-name="Standard"><text:s/>0.1704330444335938</text:p>
      <text:p text:style-name="Standard"><text:s/>0.09221506118774414</text:p>
      <text:p text:style-name="Standard"><text:s/>0.1091349124908447</text:p>
      <text:p text:style-name="Standard"><text:s/>0.01410484313964844</text:p>
      <text:p text:style-name="Standard"><text:s/>0.06977105140686035</text:p>
      <text:p text:style-name="Standard"><text:s/>1.154571056365967</text:p>
      <text:p text:style-name="Standard"><text:s/>0.02523899078369141</text:p>
      <text:p text:style-name="Standard"><text:s/>0.1653921604156494</text:p>
      <text:p text:style-name="Standard"><text:s/>0.1595549583435059</text:p>
      <text:p text:style-name="Standard"><text:s/>0.09260416030883789</text:p>
      <text:p text:style-name="Standard"><text:s/>0.1091649532318115</text:p>
      <text:p text:style-name="Standard"><text:s/>0.1423149108886719</text:p>
      <text:p text:style-name="Standard"><text:s/>0.1813769340515137</text:p>
      <text:p text:style-name="Standard"><text:s/>0.5559959411621094</text:p>
      <text:p text:style-name="Standard"><text:s/>0.3261260986328125</text:p>
      <text:p text:style-name="Standard"><text:s/>0.1756560802459717</text:p>
      <text:p text:style-name="Standard"><text:s/>0.2202720642089844</text:p>
      <text:p text:style-name="Standard"><text:s/>0.2387659549713135</text:p>
      <text:p text:style-name="Standard"><text:s/>0.1538589000701904</text:p>
      <text:p text:style-name="Standard"><text:s/>0.1425280570983887</text:p>
      <text:p text:style-name="Standard"><text:s/>0.08637785911560059</text:p>
      <text:p text:style-name="Standard"><text:s/>0.164654016494751</text:p>
      <text:p text:style-name="Standard"><text:s/>0.0923919677734375</text:p>
      <text:p text:style-name="Standard"><text:s/>0.1198978424072266</text:p>
      <text:p text:style-name="Standard"><text:s/>0.09949517250061035</text:p>
      <text:p text:style-name="Standard"><text:s/>0.114293098449707</text:p>
      <text:p text:style-name="Standard"><text:s/>0.05320501327514648</text:p>
      <text:p text:style-name="Standard"><text:s/>0.09254193305969238</text:p>
      <text:p text:style-name="Standard"><text:s/>0.09202408790588379</text:p>
      <text:p text:style-name="Standard"><text:s/>0.09283113479614258</text:p>
      <text:p text:style-name="Standard"><text:s/>0.1366260051727295</text:p>
      <text:p text:style-name="Standard"><text:s/>0.07117486000061035</text:p>
      <text:p text:style-name="Standard"><text:s/>1.165724039077759</text:p>
      <text:p text:style-name="Standard"><text:s/>0.4303379058837891</text:p>
      <text:p text:style-name="Standard"><text:s/>0.1165909767150879</text:p>
      <text:p text:style-name="Standard"><text:s/>0.06409406661987305</text:p>
      <text:p text:style-name="Standard"><text:s/>0.08290505409240723</text:p>
      <text:p text:style-name="Standard"><text:s/>0.08798098564147949</text:p>
      <text:p text:style-name="Standard"><text:s/>0.4554679393768311</text:p>
      <text:p text:style-name="Standard"><text:s/>0.2223429679870605</text:p>
      <text:p text:style-name="Standard"><text:s/>0.1264801025390625</text:p>
      <text:p text:style-name="Standard"><text:s/>0.0476691722869873</text:p>
      <text:p text:style-name="Standard"><text:s/>0.1812598705291748</text:p>
      <text:p text:style-name="Standard"><text:s/>0.05935406684875488</text:p>
      <text:p text:style-name="Standard"><text:s/>1.328513145446777</text:p>
      <text:p text:style-name="Standard"><text:s/>0.06431698799133301</text:p>
      <text:p text:style-name="Standard"><text:soft-page-break/><text:s/>0.1486551761627197</text:p>
      <text:p text:style-name="Standard"><text:s/>0.1091399192810059</text:p>
      <text:p text:style-name="Standard"><text:s/>0.0699310302734375</text:p>
      <text:p text:style-name="Standard"><text:s/>0.04199695587158203</text:p>
      <text:p text:style-name="Standard"><text:s/>0.1032760143280029</text:p>
      <text:p text:style-name="Standard"><text:s/>0.0201270580291748</text:p>
      <text:p text:style-name="Standard"><text:s/>0.06527495384216309</text:p>
      <text:p text:style-name="Standard"><text:s/>0.09236001968383789</text:p>
      <text:p text:style-name="Standard"><text:s/>0.1369960308074951</text:p>
      <text:p text:style-name="Standard"><text:s/>0.4525368213653564</text:p>
      <text:p text:style-name="Standard"><text:s/>0.2875378131866455</text:p>
      <text:p text:style-name="Standard"><text:s/>0.1702539920806885</text:p>
      <text:p text:style-name="Standard"><text:s/>0.1592049598693848</text:p>
      <text:p text:style-name="Standard"><text:s/>0.110231876373291</text:p>
      <text:p text:style-name="Standard"><text:s/>0.1816170215606689</text:p>
      <text:p text:style-name="Standard"><text:s/>0.05317187309265137</text:p>
      <text:p text:style-name="Standard"><text:s/>0.01975083351135254</text:p>
      <text:p text:style-name="Standard"><text:s/>0.10896897315979</text:p>
      <text:p text:style-name="Standard"><text:s/>0.09202885627746582</text:p>
      <text:p text:style-name="Standard"><text:s/>0.05518007278442383</text:p>
      <text:p text:style-name="Standard"><text:s/>0.1146340370178223</text:p>
      <text:p text:style-name="Standard"><text:s/>0.1422641277313232</text:p>
      <text:p text:style-name="Standard"><text:s/>0.02527689933776855</text:p>
      <text:p text:style-name="Standard"><text:s/>0.1150269508361816</text:p>
      <text:p text:style-name="Standard"><text:s/>0.07620716094970703</text:p>
      <text:p text:style-name="Standard"><text:s/>0.03079104423522949</text:p>
      <text:p text:style-name="Standard"><text:s/>0.06443881988525391</text:p>
      <text:p text:style-name="Standard"><text:s/>0.1256608963012695</text:p>
      <text:p text:style-name="Standard"><text:s/>0.01392817497253418</text:p>
      <text:p text:style-name="Standard"><text:s/>0.136909008026123</text:p>
      <text:p text:style-name="Standard"><text:s/>0.08653402328491211</text:p>
      <text:p text:style-name="Standard"><text:s/>0.04753303527832031</text:p>
      <text:p text:style-name="Standard"><text:s/>0.05868196487426758</text:p>
      <text:p text:style-name="Standard"><text:s/>0.05912590026855469</text:p>
      <text:p text:style-name="Standard"><text:s/>0.0307469367980957</text:p>
      <text:p text:style-name="Standard"><text:s/>0.1088359355926514</text:p>
      <text:p text:style-name="Standard"><text:s/>0.1810600757598877</text:p>
      <text:p text:style-name="Standard"><text:s/>1.184674978256226</text:p>
      <text:p text:style-name="Standard"><text:s/>0.04760384559631348</text:p>
      <text:p text:style-name="Standard"><text:s/>0.0596771240234375</text:p>
      <text:p text:style-name="Standard"><text:s/>1.45617413520813</text:p>
      <text:p text:style-name="Standard"><text:s/>0.409398078918457</text:p>
      <text:p text:style-name="Standard"><text:s/>0.2487289905548096</text:p>
      <text:p text:style-name="Standard"><text:s/>1.53999400138855</text:p>
      <text:p text:style-name="Standard"><text:s/>0.1653339862823486</text:p>
      <text:p text:style-name="Standard"><text:s/>0.03697800636291504</text:p>
      <text:p text:style-name="Standard"><text:s/>1.327547073364258</text:p>
      <text:p text:style-name="Standard"><text:s/>0.2050938606262207</text:p>
      <text:p text:style-name="Standard"><text:s/>0.2057108879089355</text:p>
      <text:p text:style-name="Standard"><text:s/>0.103705883026123</text:p>
      <text:p text:style-name="Standard"><text:s/>0.2959649562835693</text:p>
      <text:p text:style-name="Standard"><text:s/>0.1212098598480225</text:p>
      <text:p text:style-name="Standard"><text:soft-page-break/><text:s/>0.06420207023620605</text:p>
      <text:p text:style-name="Standard"><text:s/>0.165226936340332</text:p>
      <text:p text:style-name="Standard"><text:s/>0.1491198539733887</text:p>
      <text:p text:style-name="Standard"><text:s/>1.365384817123413</text:p>
      <text:p text:style-name="Standard"><text:s/>0.08658313751220703</text:p>
      <text:p text:style-name="Standard"><text:s/>0.06980299949645996</text:p>
      <text:p text:style-name="Standard"><text:s/>1.179636001586914</text:p>
      <text:p text:style-name="Standard"><text:s/>0.2110300064086914</text:p>
      <text:p text:style-name="Standard"><text:s/>0.1097040176391602</text:p>
      <text:p text:style-name="Standard"><text:s/>0.01391100883483887</text:p>
      <text:p text:style-name="Standard"><text:s/>0.03067207336425781</text:p>
      <text:p text:style-name="Standard"><text:s/>0.02568793296813965</text:p>
      <text:p text:style-name="Standard"><text:s/>1.180043935775757</text:p>
      <text:p text:style-name="Standard"><text:s/>0.01949310302734375</text:p>
      <text:p text:style-name="Standard"><text:s/>0.07028698921203613</text:p>
      <text:p text:style-name="Standard"><text:s/>1.118327140808105</text:p>
      <text:p text:style-name="Standard"><text:s/>0.2034649848937988</text:p>
      <text:p text:style-name="Standard"><text:s/>0.1087028980255127</text:p>
      <text:p text:style-name="Standard"><text:s/>0.0474550724029541</text:p>
      <text:p text:style-name="Standard"><text:s/>0.08083796501159668</text:p>
      <text:p text:style-name="Standard"><text:s/>0.03635811805725098</text:p>
      <text:p text:style-name="Standard"><text:s/>0.05375289916992188</text:p>
      <text:p text:style-name="Standard"><text:s/>0.06428098678588867</text:p>
      <text:p text:style-name="Standard"><text:s/>0.07670283317565918</text:p>
      <text:p text:style-name="Standard"><text:s/>0.03066611289978027</text:p>
      <text:p text:style-name="Standard"><text:s/>0.1478979587554932</text:p>
      <text:p text:style-name="Standard"><text:s/>0.253925085067749</text:p>
      <text:p text:style-name="Standard"><text:s/>0.1870508193969727</text:p>
      <text:p text:style-name="Standard"><text:s/>0.2150840759277344</text:p>
      <text:p text:style-name="Standard"><text:s/>0.0931999683380127</text:p>
      <text:p text:style-name="Standard"><text:s/>0.06984305381774902</text:p>
      <text:p text:style-name="Standard"><text:s/>0.07074093818664551</text:p>
      <text:p text:style-name="Standard"><text:s/>0.1259880065917969</text:p>
      <text:p text:style-name="Standard"><text:s/>0.02124595642089844</text:p>
      <text:p text:style-name="Standard"><text:s/>0.1312999725341797</text:p>
      <text:p text:style-name="Standard"><text:s/>0.07241606712341309</text:p>
      <text:p text:style-name="Standard"><text:s/>0.07036089897155762</text:p>
      <text:p text:style-name="Standard"><text:s/>0.0536799430847168</text:p>
      <text:p text:style-name="Standard"><text:s/>0.08647298812866211</text:p>
      <text:p text:style-name="Standard"><text:s/>0.01389002799987793</text:p>
      <text:p text:style-name="Standard"><text:s/>0.04754018783569336</text:p>
      <text:p text:style-name="Standard"><text:s/>0.3753201961517334</text:p>
      <text:p text:style-name="Standard"><text:s/>0.1086962223052979</text:p>
      <text:p text:style-name="Standard"><text:s/>0.1367161273956299</text:p>
      <text:p text:style-name="Standard"><text:s/>0.0199429988861084</text:p>
      <text:p text:style-name="Standard"><text:s/>0.04189491271972656</text:p>
      <text:p text:style-name="Standard"><text:s/>0.1310679912567139</text:p>
      <text:p text:style-name="Standard"><text:s/>0.09203791618347168</text:p>
      <text:p text:style-name="Standard"><text:s/>1.25800609588623</text:p>
      <text:p text:style-name="Standard"><text:s/>0.08641195297241211</text:p>
      <text:p text:style-name="Standard"><text:s/>0.05323290824890137</text:p>
      <text:p text:style-name="Standard"><text:s/>1.024288177490234</text:p>
      <text:p text:style-name="Standard"><text:soft-page-break/><text:s/>0.1711711883544922</text:p>
      <text:p text:style-name="Standard"><text:s/>0.0762488842010498</text:p>
      <text:p text:style-name="Standard"><text:s/>0.05441498756408691</text:p>
      <text:p text:style-name="Standard"><text:s/>0.2431340217590332</text:p>
      <text:p text:style-name="Standard"><text:s/>0.2544820308685303</text:p>
      <text:p text:style-name="Standard"><text:s/>0.03080892562866211</text:p>
      <text:p text:style-name="Standard"><text:s/>0.1205518245697021</text:p>
      <text:p text:style-name="Standard"><text:s/>0.04232501983642578</text:p>
      <text:p text:style-name="Standard"><text:s/>1.102179050445557</text:p>
      <text:p text:style-name="Standard"><text:s/>0.0874941349029541</text:p>
      <text:p text:style-name="Standard"><text:s/>0.07598686218261719</text:p>
      <text:p text:style-name="Standard"><text:s/>1.009777069091797</text:p>
      <text:p text:style-name="Standard"><text:s/>0.2279629707336426</text:p>
      <text:p text:style-name="Standard"><text:s/>0.05860209465026855</text:p>
      <text:p text:style-name="Standard"><text:s/>0.01434493064880371</text:p>
      <text:p text:style-name="Standard"><text:s/>0.1030957698822021</text:p>
      <text:p text:style-name="Standard"><text:s/>0.0590059757232666</text:p>
      <text:p text:style-name="Standard"><text:s/>1.085253953933716</text:p>
      <text:p text:style-name="Standard"><text:s/>1.126768827438354</text:p>
      <text:p text:style-name="Standard"><text:s/>0.1090869903564453</text:p>
      <text:p text:style-name="Standard"><text:s/>0.9740610122680664</text:p>
      <text:p text:style-name="Standard"><text:s/>0.04759812355041504</text:p>
      <text:p text:style-name="Standard"><text:s/>0.06997585296630859</text:p>
      <text:p text:style-name="Standard"><text:s/>1.133517026901245</text:p>
      <text:p text:style-name="Standard"><text:s/>0.2545948028564453</text:p>
      <text:p text:style-name="Standard"><text:s/>0.09251689910888672</text:p>
      <text:p text:style-name="Standard"><text:s/>0.07030606269836426</text:p>
      <text:p text:style-name="Standard"><text:s/>0.02512097358703613</text:p>
      <text:p text:style-name="Standard"><text:s/>1.253307104110718</text:p>
      <text:p text:style-name="Standard"><text:s/>1.302288055419922</text:p>
      <text:p text:style-name="Standard"><text:s/>0.3992459774017334</text:p>
      <text:p text:style-name="Standard"><text:s/>0.3722970485687256</text:p>
      <text:p text:style-name="Standard"><text:s/>0.00922703742980957</text:p>
      <text:p text:style-name="Standard"><text:s/>1.180431127548218</text:p>
      <text:p text:style-name="Standard"><text:s/>0.2434289455413818</text:p>
      <text:p text:style-name="Standard"><text:s/>0.02518701553344727</text:p>
      <text:p text:style-name="Standard"><text:s/>0.03113698959350586</text:p>
      <text:p text:style-name="Standard"><text:s/>1.717134952545166</text:p>
      <text:p text:style-name="Standard"><text:s/>0.2447240352630615</text:p>
      <text:p text:style-name="Standard"><text:s/>1.062361001968384</text:p>
      <text:p text:style-name="Standard"><text:s/>0.008450031280517578</text:p>
      <text:p text:style-name="Standard"><text:s/>0.0305171012878418</text:p>
      <text:p text:style-name="Standard"><text:s/>0.0758368968963623</text:p>
      <text:p text:style-name="Standard"><text:s/>0.008619070053100586</text:p>
      <text:p text:style-name="Standard"><text:s/>1.379940032958984</text:p>
      <text:p text:style-name="Standard"><text:s/>0.2692329883575439</text:p>
      <text:p text:style-name="Standard"><text:s/>0.1422619819641113</text:p>
      <text:p text:style-name="Standard"><text:s/>0.8968691825866699</text:p>
      <text:p text:style-name="Standard"><text:s/>0.1426339149475098</text:p>
      <text:p text:style-name="Standard"><text:s/>0.2315781116485596</text:p>
      <text:p text:style-name="Standard"><text:s/>1.012603044509888</text:p>
      <text:p text:style-name="Standard"><text:s/>0.4052338600158691</text:p>
      <text:p text:style-name="Standard"><text:soft-page-break/><text:s/>0.3326640129089355</text:p>
      <text:p text:style-name="Standard"><text:s/>0.1433029174804688</text:p>
      <text:p text:style-name="Standard"><text:s/>0.1716499328613281</text:p>
      <text:p text:style-name="Standard"><text:s/>0.06984615325927734</text:p>
      <text:p text:style-name="Standard"><text:s/>0.03275609016418457</text:p>
      <text:p text:style-name="Standard"><text:s/>0.06415915489196777</text:p>
      <text:p text:style-name="Standard"><text:s/>0.08268308639526367</text:p>
      <text:p text:style-name="Standard"><text:s/>0.01399111747741699</text:p>
      <text:p text:style-name="Standard"><text:s/>1.142335891723633</text:p>
      <text:p text:style-name="Standard"><text:s/>0.03059601783752441</text:p>
      <text:p text:style-name="Standard"><text:s/>0.03687000274658203</text:p>
      <text:p text:style-name="Standard"><text:s/>0.008362054824829102</text:p>
      <text:p text:style-name="Standard"><text:s/>0.06965088844299316</text:p>
      <text:p text:style-name="Standard"><text:s/>0.009119987487792969</text:p>
      <text:p text:style-name="Standard"><text:s/>0.01996707916259766</text:p>
      <text:p text:style-name="Standard"><text:s/>0.03657913208007812</text:p>
      <text:p text:style-name="Standard"><text:s/>1.082942962646484</text:p>
      <text:p text:style-name="Standard"><text:s/>0.007760047912597656</text:p>
      <text:p text:style-name="Standard"><text:s/>0.0251162052154541</text:p>
      <text:p text:style-name="Standard"><text:s/>1.378245115280151</text:p>
      <text:p text:style-name="Standard"><text:s/>0.9684710502624512</text:p>
      <text:p text:style-name="Standard"><text:s/>0.08076190948486328</text:p>
      <text:p text:style-name="Standard"><text:s/>0.06413602828979492</text:p>
      <text:p text:style-name="Standard"><text:s/>0.03197598457336426</text:p>
      <text:p text:style-name="Standard"><text:s/>0.4357688426971436</text:p>
      <text:p text:style-name="Standard"><text:s/>0.03629708290100098</text:p>
      <text:p text:style-name="Standard"><text:s/>0.09204888343811035</text:p>
      <text:p text:style-name="Standard"><text:s/>0.5082571506500244</text:p>
      <text:p text:style-name="Standard"><text:s/>0.05942487716674805</text:p>
      <text:p text:style-name="Standard"><text:s/>0.1717278957366943</text:p>
      <text:p text:style-name="Standard"><text:s/>0.1423890590667725</text:p>
      <text:p text:style-name="Standard"><text:s/>0.09350490570068359</text:p>
      <text:p text:style-name="Standard"><text:s/>0.09791779518127441</text:p>
      <text:p text:style-name="Standard"><text:s/>0.05335712432861328</text:p>
      <text:p text:style-name="Standard"><text:s/>0.02502179145812988</text:p>
      <text:p text:style-name="Standard"><text:s/>0.05467605590820312</text:p>
      <text:p text:style-name="Standard"><text:s/>0.1326661109924316</text:p>
      <text:p text:style-name="Standard"><text:s/>0.04763412475585938</text:p>
      <text:p text:style-name="Standard"><text:s/>0.1205019950866699</text:p>
      <text:p text:style-name="Standard"><text:s/>0.0422208309173584</text:p>
      <text:p text:style-name="Standard"><text:s/>0.03161787986755371</text:p>
      <text:p text:style-name="Standard"><text:s/>1.080873966217041</text:p>
      <text:p text:style-name="Standard"><text:s/>0.3490891456604004</text:p>
      <text:p text:style-name="Standard"><text:s/>0.05292701721191406</text:p>
      <text:p text:style-name="Standard"><text:s/>0.05329799652099609</text:p>
      <text:p text:style-name="Standard"><text:s/>0.09192204475402832</text:p>
      <text:p text:style-name="Standard"><text:s/>0.03630590438842773</text:p>
      <text:p text:style-name="Standard"><text:s/>0.1199569702148438</text:p>
      <text:p text:style-name="Standard"><text:s/>0.1983311176300049</text:p>
      <text:p text:style-name="Standard"><text:s/>0.04746913909912109</text:p>
      <text:p text:style-name="Standard"><text:s/>0.09228014945983887</text:p>
      <text:p text:style-name="Standard"><text:s/>0.05300188064575195</text:p>
      <text:p text:style-name="Standard"><text:soft-page-break/><text:s/>0.03637790679931641</text:p>
      <text:p text:style-name="Standard"><text:s/>0.120596170425415</text:p>
      <text:p text:style-name="Standard"><text:s/>0.0761268138885498</text:p>
      <text:p text:style-name="Standard"><text:s/>0.04189586639404297</text:p>
      <text:p text:style-name="Standard"><text:s/>0.3079071044921875</text:p>
      <text:p text:style-name="Standard"><text:s/>0.0698089599609375</text:p>
      <text:p text:style-name="Standard"><text:s/>0.07022905349731445</text:p>
      <text:p text:style-name="Standard"><text:s/>0.09243917465209961</text:p>
      <text:p text:style-name="Standard"><text:s/>0.1325109004974365</text:p>
      <text:p text:style-name="Standard"><text:s/>0.01398110389709473</text:p>
      <text:p text:style-name="Standard"><text:s/>0.1651341915130615</text:p>
      <text:p text:style-name="Standard"><text:s/>0.04753804206848145</text:p>
      <text:p text:style-name="Standard"><text:s/>0.008321046829223633</text:p>
      <text:p text:style-name="Standard"><text:s/>0.06425309181213379</text:p>
      <text:p text:style-name="Standard"><text:s/>0.1087338924407959</text:p>
      <text:p text:style-name="Standard"><text:s/>0.03700518608093262</text:p>
      <text:p text:style-name="Standard"><text:s/>0.0307319164276123</text:p>
      <text:p text:style-name="Standard"><text:s/>0.09836387634277344</text:p>
      <text:p text:style-name="Standard"><text:s/>1.142419099807739</text:p>
      <text:p text:style-name="Standard"><text:s/>0.02521395683288574</text:p>
      <text:p text:style-name="Standard"><text:s/>0.06978988647460938</text:p>
      <text:p text:style-name="Standard"><text:s/>0.01578402519226074</text:p>
      <text:p text:style-name="Standard"><text:s/>0.01420187950134277</text:p>
      <text:p text:style-name="Standard"><text:s/>0.09826993942260742</text:p>
      <text:p text:style-name="Standard"><text:s/>0.01389908790588379</text:p>
      <text:p text:style-name="Standard"><text:s/>1.164568901062012</text:p>
      <text:p text:style-name="Standard"><text:s/>0.05902695655822754</text:p>
      <text:p text:style-name="Standard"><text:s/>0.02000117301940918</text:p>
      <text:p text:style-name="Standard"><text:s/>0.03105783462524414</text:p>
      <text:p text:style-name="Standard"><text:s/>0.1033930778503418</text:p>
      <text:p text:style-name="Standard"><text:s/>0.06434392929077148</text:p>
      <text:p text:style-name="Standard"><text:s/>0.1202449798583984</text:p>
      <text:p text:style-name="Standard"><text:s/>0.04385113716125488</text:p>
      <text:p text:style-name="Standard"><text:s/>0.04373598098754883</text:p>
      <text:p text:style-name="Standard"><text:s/>1.148386001586914</text:p>
      <text:p text:style-name="Standard"><text:s/>0.08657002449035645</text:p>
      <text:p text:style-name="Standard"><text:s/>1.153321027755737</text:p>
      <text:p text:style-name="Standard"><text:s/>1.237897157669067</text:p>
      <text:p text:style-name="Standard"><text:s/>0.09322881698608398</text:p>
      <text:p text:style-name="Standard"><text:s/>0.04180693626403809</text:p>
      <text:p text:style-name="Standard"><text:s/>0.01970791816711426</text:p>
      <text:p text:style-name="Standard"><text:s/>0.06595396995544434</text:p>
      <text:p text:style-name="Standard"><text:s/>0.09306097030639648</text:p>
      <text:p text:style-name="Standard"><text:s/>0.01962018013000488</text:p>
      <text:p text:style-name="Standard"><text:s/>0.1381790637969971</text:p>
      <text:p text:style-name="Standard"><text:s/>0.1705670356750488</text:p>
      <text:p text:style-name="Standard"><text:s/>0.3243100643157959</text:p>
      <text:p text:style-name="Standard"><text:s/>0.1314408779144287</text:p>
      <text:p text:style-name="Standard"><text:s/>0.1426680088043213</text:p>
      <text:p text:style-name="Standard"><text:s/>0.1144199371337891</text:p>
      <text:p text:style-name="Standard"><text:s/>0.2514619827270508</text:p>
      <text:p text:style-name="Standard"><text:s/>0.03636693954467773</text:p>
      <text:p text:style-name="Standard"><text:soft-page-break/><text:s/>0.1991682052612305</text:p>
      <text:p text:style-name="Standard"><text:s/>0.2151710987091064</text:p>
      <text:p text:style-name="Standard"><text:s/>1.238298892974854</text:p>
      <text:p text:style-name="Standard"><text:s/>0.2208521366119385</text:p>
      <text:p text:style-name="Standard"><text:s/>0.1648330688476562</text:p>
      <text:p text:style-name="Standard"><text:s/>0.198577880859375</text:p>
      <text:p text:style-name="Standard"><text:s/>0.1886091232299805</text:p>
      <text:p text:style-name="Standard"><text:s/>0.2834889888763428</text:p>
      <text:p text:style-name="Standard"><text:s/>0.05299496650695801</text:p>
      <text:p text:style-name="Standard"><text:s/>0.0145869255065918</text:p>
      <text:p text:style-name="Standard"><text:s/>0.05988883972167969</text:p>
      <text:p text:style-name="Standard"><text:s/>0.0699000358581543</text:p>
      <text:p text:style-name="Standard"><text:s/>0.1815009117126465</text:p>
      <text:p text:style-name="Standard"><text:s/>0.1153872013092041</text:p>
      <text:p text:style-name="Standard"><text:s/>0.0973961353302002</text:p>
      <text:p text:style-name="Standard"><text:s/>0.04756307601928711</text:p>
      <text:p text:style-name="Standard"><text:s/>0.2208020687103271</text:p>
      <text:p text:style-name="Standard"><text:s/>0.0530390739440918</text:p>
      <text:p text:style-name="Standard"><text:s/>0.06467604637145996</text:p>
      <text:p text:style-name="Standard"><text:s/>0.1310150623321533</text:p>
      <text:p text:style-name="Standard"><text:s/>0.008420944213867188</text:p>
      <text:p text:style-name="Standard"><text:s/>1.223546028137207</text:p>
      <text:p text:style-name="Standard"><text:s/>0.06985616683959961</text:p>
      <text:p text:style-name="Standard"><text:s/>0.01524686813354492</text:p>
      <text:p text:style-name="Standard"><text:s/>0.09262394905090332</text:p>
      <text:p text:style-name="Standard"><text:s/>0.09216499328613281</text:p>
      <text:p text:style-name="Standard"><text:s/>0.003957033157348633</text:p>
      <text:p text:style-name="Standard"><text:s/>0.114642858505249</text:p>
      <text:p text:style-name="Standard"><text:s/>0.2430570125579834</text:p>
      <text:p text:style-name="Standard"><text:s/>0.07024884223937988</text:p>
      <text:p text:style-name="Standard"><text:s/>0.06442093849182129</text:p>
      <text:p text:style-name="Standard"><text:s/>0.1149849891662598</text:p>
      <text:p text:style-name="Standard"><text:s/>0.03809404373168945</text:p>
      <text:p text:style-name="Standard"><text:s/>0.1986019611358643</text:p>
      <text:p text:style-name="Standard"><text:s/>0.05331611633300781</text:p>
      <text:p text:style-name="Standard"><text:s/>0.03067207336425781</text:p>
      <text:p text:style-name="Standard"><text:s/>0.07649397850036621</text:p>
      <text:p text:style-name="Standard"><text:s/>0.07670402526855469</text:p>
      <text:p text:style-name="Standard"><text:s/>0.05428576469421387</text:p>
      <text:p text:style-name="Standard"><text:s/>0.1193079948425293</text:p>
      <text:p text:style-name="Standard"><text:s/>0.1090018749237061</text:p>
      <text:p text:style-name="Standard"><text:s/>0.0473630428314209</text:p>
      <text:p text:style-name="Standard"><text:s/>0.0809929370880127</text:p>
      <text:p text:style-name="Standard"><text:s/>0.2153887748718262</text:p>
      <text:p text:style-name="Standard"><text:s/>0.09207510948181152</text:p>
      <text:p text:style-name="Standard"><text:s/>0.04743099212646484</text:p>
      <text:p text:style-name="Standard"><text:s/>0.1311979293823242</text:p>
      <text:p text:style-name="Standard"><text:s/>0.01996517181396484</text:p>
      <text:p text:style-name="Standard"><text:s/>0.103334903717041</text:p>
      <text:p text:style-name="Standard"><text:s/>0.0585172176361084</text:p>
      <text:p text:style-name="Standard"><text:s/>0.008305072784423828</text:p>
      <text:p text:style-name="Standard"><text:s/>0.1645040512084961</text:p>
      <text:p text:style-name="Standard"><text:soft-page-break/><text:s/>0.3710548877716064</text:p>
      <text:p text:style-name="Standard"><text:s/>0.03664803504943848</text:p>
      <text:p text:style-name="Standard"><text:s/>0.1592040061950684</text:p>
      <text:p text:style-name="Standard"><text:s/>0.05961203575134277</text:p>
      <text:p text:style-name="Standard"><text:s/>0.05439901351928711</text:p>
      <text:p text:style-name="Standard"><text:s/>0.01466584205627441</text:p>
      <text:p text:style-name="Standard"><text:s/>0.06983518600463867</text:p>
      <text:p text:style-name="Standard"><text:s/>0.1592850685119629</text:p>
      <text:p text:style-name="Standard"><text:s/>1.633117198944092</text:p>
      <text:p text:style-name="Standard"><text:s/>0.07718205451965332</text:p>
      <text:p text:style-name="Standard"><text:s/>0.1327850818634033</text:p>
      <text:p text:style-name="Standard"><text:s/>0.09364914894104004</text:p>
      <text:p text:style-name="Standard"><text:s/>0.03624916076660156</text:p>
      <text:p text:style-name="Standard"><text:s/>0.03626799583435059</text:p>
      <text:p text:style-name="Standard"><text:s/>0.1267831325531006</text:p>
      <text:p text:style-name="Standard"><text:s/>0.05170321464538574</text:p>
      <text:p text:style-name="Standard"><text:s/>0.03098917007446289</text:p>
      <text:p text:style-name="Standard"><text:s/>0.07589411735534668</text:p>
      <text:p text:style-name="Standard"><text:s/>0.05360794067382812</text:p>
      <text:p text:style-name="Standard"><text:s/>0.07561397552490234</text:p>
      <text:p text:style-name="Standard"><text:s/>0.03655385971069336</text:p>
      <text:p text:style-name="Standard"><text:s/>0.110292911529541</text:p>
      <text:p text:style-name="Standard"><text:s/>1.272348165512085</text:p>
      <text:p text:style-name="Standard"><text:s/>1.209434986114502</text:p>
      <text:p text:style-name="Standard"><text:s/>0.05163717269897461</text:p>
      <text:p text:style-name="Standard"><text:s/>0.01395797729492188</text:p>
      <text:p text:style-name="Standard"><text:s/>1.295677900314331</text:p>
      <text:p text:style-name="Standard"><text:s/>0.05301713943481445</text:p>
      <text:p text:style-name="Standard"><text:s/>0.05394816398620605</text:p>
      <text:p text:style-name="Standard"><text:s/>0.0587310791015625</text:p>
      <text:p text:style-name="Standard"><text:s/>0.08685088157653809</text:p>
      <text:p text:style-name="Standard"><text:s/>0.04747605323791504</text:p>
      <text:p text:style-name="Standard"><text:s/>0.3100359439849854</text:p>
      <text:p text:style-name="Standard"><text:s/>0.109022855758667</text:p>
      <text:p text:style-name="Standard"><text:s/>0.108936071395874</text:p>
      <text:p text:style-name="Standard"><text:s/>0.1597509384155273</text:p>
      <text:p text:style-name="Standard"/>
      <text:p text:style-name="Standard"/>
      <text:p text:style-name="Standard"># name: avgTeste</text:p>
      <text:p text:style-name="Standard"># type: scalar</text:p>
      <text:p text:style-name="Standard">0.2117095486323039</text:p>
      <text:p text:style-name="Standard"/>
      <text:p text:style-name="Standard"/>
      <text:p text:style-name="Standard"># name: antecipatedresponseT</text:p>
      <text:p text:style-name="Standard"># type: matrix</text:p>
      <text:p text:style-name="Standard"># rows: 0</text:p>
      <text:p text:style-name="Standard"># columns: 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1:49:35.055695928</meta:creation-date>
    <dc:date>2020-11-06T11:51:46.354875294</dc:date>
    <meta:editing-duration>PT2M12S</meta:editing-duration>
    <meta:editing-cycles>1</meta:editing-cycles>
    <meta:document-statistic meta:table-count="0" meta:image-count="0" meta:object-count="0" meta:page-count="106" meta:paragraph-count="3906" meta:word-count="9417" meta:character-count="56005" meta:non-whitespace-character-count="47316"/>
    <meta:generator>LibreOffice/6.0.7.3$Linux_X86_64 LibreOffice_project/00m0$Build-3</meta:generator>
  </office:meta>
</office:document-meta>
</file>